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7909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5.5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2925in" fo:break-before="auto" style:use-optimal-row-height="false"/>
    </style:style>
    <style:style style:name="ro5" style:family="table-row">
      <style:table-row-properties style:row-height="0.543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ro8" style:family="table-row">
      <style:table-row-properties style:row-height="0.368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3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3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in"/>
      <style:text-properties style:font-name="DejaVu Sans" fo:font-weight="normal" style:font-name-asian="Cambria" style:font-weight-asian="normal" style:font-name-complex="Cambria" style:font-weight-complex="normal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font-name="DejaVu Sans" fo:language="de" fo:country="DE" fo:font-weight="normal" style:font-name-asian="Verdana1" style:language-asian="en" style:country-asian="US" style:font-weight-asian="normal" style:font-name-complex="Verdana" style:language-complex="ar" style:country-complex="SA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font-name-asian="Verdana1" style:font-size-asian="11pt" style:language-asian="en" style:country-asian="US" style:font-style-asian="normal" style:font-weight-asian="normal" style:font-name-complex="Verdana" style:font-size-complex="11pt" style:language-complex="none" style:country-complex="none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transparent"/>
    </style:style>
    <style:style style:name="ce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" style:family="table-cell" style:parent-style-name="Comma" style:data-style-name="N13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0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ans"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style:font-name="DejaVu Sans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7" style:family="table-cell" style:parent-style-name="Excel_20_Built-in_20_Comma" style:data-style-name="N129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Excel_20_Built-in_20_Comma" style:data-style-name="N129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font-name="DejaVu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office:forms form:automatic-focus="false" form:apply-design-mode="false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" office:value-type="string" calcext:value-type="string">
            <text:p>Город</text:p>
          </table:table-cell>
          <table:table-cell table:style-name="ce5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2" office:value-type="string" calcext:value-type="string">
            <text:p>Численность населения</text:p>
          </table:table-cell>
          <table:table-cell table:style-name="ce11" table:formula="of:=0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ротяженность УДС первой/второй категории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наземного общественного транспорта</text:p>
          </table:table-cell>
          <table:table-cell table:style-name="ce21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Пассажиропоток метрополитена</text:p>
          </table:table-cell>
          <table:table-cell table:style-name="ce2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7" office:value-type="string" calcext:value-type="string">
            <text:p>Количество действующих остановочных пункт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остановочных пунктов в черте активной зоны города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Кол-во многоквартирных домов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7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Доля населения в зоне покрытия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44" office:value-type="string" calcext:value-type="string">
            <text:p>Площадь покрытия активной зоны города пунктами остановок 500м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700м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Площадь покрытия активной зоны города пунктами остановок 1000м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0" office:value-type="string" calcext:value-type="string">
            <text:p>Доля домов в зоне покрытия метрополитеном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Доля населения в зоне покрытия метрополитеном</text:p>
          </table:table-cell>
          <table:table-cell table:style-name="ce68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лощадь покрытия станциями метрополитена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4">
          <table:table-cell table:style-name="ce36" office:value-type="string" calcext:value-type="string">
            <text:p>Плотность остановок распределения остановочных пунктов по территории активной зоны города</text:p>
          </table:table-cell>
          <table:table-cell table:style-name="ce71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Процент покрытой территории от станций метрополитена </text:p>
          </table:table-cell>
          <table:table-cell table:style-name="ce68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44" office:value-type="string" calcext:value-type="string">
            <text:p>Население с доступом к метрополитену</text:p>
          </table:table-cell>
          <table:table-cell table:style-name="ce11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0" office:value-type="string" calcext:value-type="string">
            <text:p>Доля населения с доступом к метрополитену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Население с доступом к общественному транспорту</text:p>
          </table:table-cell>
          <table:table-cell table:style-name="ce11" office:value-type="float" office:value="0" calcext:value-type="float">
            <text:p>0</text:p>
          </table:table-cell>
          <table:table-cell table:style-name="ce80" office:value-type="float" office:value="0" calcext:value-type="float">
            <text:p>0.000</text:p>
          </table:table-cell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Доля населения с доступом к общественному транспорту</text:p>
          </table:table-cell>
          <table:table-cell table:style-name="ce68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Средневзвешенное расстояние между остановками</text:p>
          </table:table-cell>
          <table:table-cell table:style-name="ce73" office:value-type="float" office:value="3.5" calcext:value-type="float">
            <text:p>3.5</text:p>
          </table:table-cell>
          <table:table-cell table:style-name="ce81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погибши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раненых на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0" office:value-type="string" calcext:value-type="string">
            <text:p>Число ДТП с участием ОТ на единицу ПС</text:p>
          </table:table-cell>
          <table:table-cell table:style-name="ce77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table:number-columns-repeated="2"/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ce62" office:value-type="string" calcext:value-type="string">
            <text:p>Число ДТП в расчете на единицу подвижного состава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945"/>
        </table:table-row>
        <table:table-row table:style-name="ro2">
          <table:table-cell table:style-name="ce63" office:value-type="string" calcext:value-type="string">
            <text:p>Число раненых и погибших в расчете на 1 ДТП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100" office:value-type="float" office:value="1.10227272727273" calcext:value-type="float">
            <text:p>1.10</text:p>
          </table:table-cell>
          <table:table-cell table:style-name="ce100" office:value-type="float" office:value="1.38888888888889" calcext:value-type="float">
            <text:p>1.39</text:p>
          </table:table-cell>
          <table:table-cell table:style-name="ce100" office:value-type="float" office:value="1.95238095238095" calcext:value-type="float">
            <text:p>1.95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13333333333333" calcext:value-type="float">
            <text:p>1.13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31818181818182" calcext:value-type="float">
            <text:p>1.32</text:p>
          </table:table-cell>
          <table:table-cell table:style-name="ce100" office:value-type="float" office:value="0" calcext:value-type="float">
            <text:p>0.00</text:p>
          </table:table-cell>
          <table:table-cell table:style-name="ce100" office:value-type="float" office:value="1.625" calcext:value-type="float">
            <text:p>1.63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4" calcext:value-type="float">
            <text:p>1.40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09090909090909" calcext:value-type="float">
            <text:p>1.0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17647058823529" calcext:value-type="float">
            <text:p>1.18</text:p>
          </table:table-cell>
          <table:table-cell table:style-name="ce100" office:value-type="float" office:value="1.56521739130435" calcext:value-type="float">
            <text:p>1.57</text:p>
          </table:table-cell>
          <table:table-cell table:style-name="ce100" office:value-type="float" office:value="1.66666666666667" calcext:value-type="float">
            <text:p>1.67</text:p>
          </table:table-cell>
          <table:table-cell table:style-name="ce100" office:value-type="float" office:value="1.59459459459459" calcext:value-type="float">
            <text:p>1.59</text:p>
          </table:table-cell>
          <table:table-cell table:style-name="ce100" office:value-type="float" office:value="1.22222222222222" calcext:value-type="float">
            <text:p>1.22</text:p>
          </table:table-cell>
          <table:table-cell table:style-name="ce100" office:value-type="float" office:value="1.34177215189873" calcext:value-type="float">
            <text:p>1.34</text:p>
          </table:table-cell>
          <table:table-cell table:style-name="ce100" office:value-type="float" office:value="1.38333333333333" calcext:value-type="float">
            <text:p>1.38</text:p>
          </table:table-cell>
          <table:table-cell table:style-name="ce100" office:value-type="float" office:value="1.38636363636364" calcext:value-type="float">
            <text:p>1.39</text:p>
          </table:table-cell>
          <table:table-cell table:style-name="ce100" office:value-type="float" office:value="1.68965517241379" calcext:value-type="float">
            <text:p>1.69</text:p>
          </table:table-cell>
          <table:table-cell table:style-name="ce100" office:value-type="float" office:value="1.5" calcext:value-type="float">
            <text:p>1.50</text:p>
          </table:table-cell>
          <table:table-cell table:style-name="ce100" office:value-type="float" office:value="1.14583333333333" calcext:value-type="float">
            <text:p>1.15</text:p>
          </table:table-cell>
          <table:table-cell table:style-name="ce100" office:value-type="float" office:value="1.28571428571429" calcext:value-type="float">
            <text:p>1.29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05128205128205" calcext:value-type="float">
            <text:p>1.05</text:p>
          </table:table-cell>
          <table:table-cell table:style-name="ce100" office:value-type="float" office:value="1.18181818181818" calcext:value-type="float">
            <text:p>1.18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22727272727273" calcext:value-type="float">
            <text:p>1.23</text:p>
          </table:table-cell>
          <table:table-cell table:style-name="ce100" office:value-type="float" office:value="1.07692307692308" calcext:value-type="float">
            <text:p>1.08</text:p>
          </table:table-cell>
          <table:table-cell table:style-name="ce100" office:value-type="float" office:value="1.42857142857143" calcext:value-type="float">
            <text:p>1.43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62222222222222" calcext:value-type="float">
            <text:p>1.62</text:p>
          </table:table-cell>
          <table:table-cell table:style-name="ce100" office:value-type="float" office:value="1.51515151515152" calcext:value-type="float">
            <text:p>1.52</text:p>
          </table:table-cell>
          <table:table-cell table:style-name="ce100" office:value-type="float" office:value="1.34782608695652" calcext:value-type="float">
            <text:p>1.35</text:p>
          </table:table-cell>
          <table:table-cell table:style-name="ce100" office:value-type="float" office:value="1.25396825396825" calcext:value-type="float">
            <text:p>1.25</text:p>
          </table:table-cell>
          <table:table-cell table:style-name="ce100" office:value-type="float" office:value="1.23076923076923" calcext:value-type="float">
            <text:p>1.23</text:p>
          </table:table-cell>
          <table:table-cell table:style-name="ce100" office:value-type="float" office:value="2.13636363636364" calcext:value-type="float">
            <text:p>2.14</text:p>
          </table:table-cell>
          <table:table-cell table:style-name="ce100" office:value-type="float" office:value="1.38095238095238" calcext:value-type="float">
            <text:p>1.38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3125" calcext:value-type="float">
            <text:p>1.31</text:p>
          </table:table-cell>
          <table:table-cell table:style-name="ce100" office:value-type="float" office:value="1.26470588235294" calcext:value-type="float">
            <text:p>1.26</text:p>
          </table:table-cell>
          <table:table-cell table:style-name="ce100" office:value-type="float" office:value="1.21875" calcext:value-type="float">
            <text:p>1.22</text:p>
          </table:table-cell>
          <table:table-cell table:style-name="ce100" office:value-type="float" office:value="1.86666666666667" calcext:value-type="float">
            <text:p>1.87</text:p>
          </table:table-cell>
          <table:table-cell table:style-name="ce100" office:value-type="float" office:value="1.83333333333333" calcext:value-type="float">
            <text:p>1.83</text:p>
          </table:table-cell>
          <table:table-cell table:style-name="ce100" office:value-type="float" office:value="1.48888888888889" calcext:value-type="float">
            <text:p>1.49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39130434782609" calcext:value-type="float">
            <text:p>1.39</text:p>
          </table:table-cell>
          <table:table-cell table:style-name="ce100" office:value-type="float" office:value="1" calcext:value-type="float">
            <text:p>1.00</text:p>
          </table:table-cell>
          <table:table-cell table:style-name="ce100" office:value-type="float" office:value="1.54285714285714" calcext:value-type="float">
            <text:p>1.54</text:p>
          </table:table-cell>
          <table:table-cell table:style-name="ce100" office:value-type="float" office:value="1.25" calcext:value-type="float">
            <text:p>1.25</text:p>
          </table:table-cell>
          <table:table-cell table:style-name="ce100" office:value-type="float" office:value="1.16666666666667" calcext:value-type="float">
            <text:p>1.17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00" office:value-type="float" office:value="1.12" calcext:value-type="float">
            <text:p>1.12</text:p>
          </table:table-cell>
          <table:table-cell table:style-name="ce100" office:value-type="float" office:value="1.29411764705882" calcext:value-type="float">
            <text:p>1.29</text:p>
          </table:table-cell>
          <table:table-cell table:style-name="ce100" office:value-type="float" office:value="1.07142857142857" calcext:value-type="float">
            <text:p>1.07</text:p>
          </table:table-cell>
          <table:table-cell table:style-name="ce100" office:value-type="float" office:value="1.44" calcext:value-type="float">
            <text:p>1.44</text:p>
          </table:table-cell>
          <table:table-cell table:style-name="ce100" office:value-type="float" office:value="1.09677419354839" calcext:value-type="float">
            <text:p>1.10</text:p>
          </table:table-cell>
          <table:table-cell table:style-name="ce100" office:value-type="float" office:value="1.48717948717949" calcext:value-type="float">
            <text:p>1.49</text:p>
          </table:table-cell>
          <table:table-cell table:style-name="ce100" office:value-type="float" office:value="1.41666666666667" calcext:value-type="float">
            <text:p>1.42</text:p>
          </table:table-cell>
          <table:table-cell table:style-name="ce100" office:value-type="float" office:value="1.23188405797101" calcext:value-type="float">
            <text:p>1.23</text:p>
          </table:table-cell>
          <table:table-cell table:style-name="ce100" office:value-type="float" office:value="1.95121951219512" calcext:value-type="float">
            <text:p>1.95</text:p>
          </table:table-cell>
          <table:table-cell table:style-name="ce100" office:value-type="float" office:value="1.39655172413793" calcext:value-type="float">
            <text:p>1.40</text:p>
          </table:table-cell>
          <table:table-cell table:style-name="ce100" office:value-type="float" office:value="1.23809523809524" calcext:value-type="float">
            <text:p>1.24</text:p>
          </table:table-cell>
          <table:table-cell table:style-name="ce100" office:value-type="float" office:value="2" calcext:value-type="float">
            <text:p>2.00</text:p>
          </table:table-cell>
          <table:table-cell table:style-name="ce100" office:value-type="float" office:value="1.2" calcext:value-type="float">
            <text:p>1.20</text:p>
          </table:table-cell>
          <table:table-cell table:style-name="ce100" office:value-type="float" office:value="1.13609467455621" calcext:value-type="float">
            <text:p>1.14</text:p>
          </table:table-cell>
          <table:table-cell table:style-name="ce100" office:value-type="float" office:value="1.17391304347826" calcext:value-type="float">
            <text:p>1.17</text:p>
          </table:table-cell>
          <table:table-cell table:style-name="ce100" office:value-type="float" office:value="1.28767123287671" calcext:value-type="float">
            <text:p>1.29</text:p>
          </table:table-cell>
          <table:table-cell table:style-name="ce100" office:value-type="float" office:value="1.06666666666667" calcext:value-type="float">
            <text:p>1.07</text:p>
          </table:table-cell>
          <table:table-cell table:style-name="ce122" office:value-type="float" office:value="1.41666666666667" calcext:value-type="float">
            <text:p>1.4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2" office:value-type="string" calcext:value-type="string">
            <text:p>Количество раненых и погибших в расчете на млн пассажиров</text:p>
          </table:table-cell>
          <table:table-cell table:style-name="ce77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number-columns-repeated="945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office:forms form:automatic-focus="false" form:apply-design-mode="false"/>
        <table:table-column table:style-name="co8" table:default-cell-style-name="ce55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column table:style-name="co9" table:number-columns-repeated="2" table:default-cell-style-name="Default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  <table:table-cell table:number-columns-repeated="2"/>
        </table:table-row>
        <table:table-row table:style-name="ro2">
          <table:table-cell table:style-name="ce183" office:value-type="string" calcext:value-type="string">
            <text:p>Количество трамвайных вагонов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ных машин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Количество автобусов</text:p>
          </table:table-cell>
          <table:table-cell table:style-name="Default" table:number-columns-repeated="2"/>
          <table:table-cell table:style-name="Default" table:formula="of:=[.D10]/[.D15]*100" office:value-type="float" office:value="1228" calcext:value-type="float">
            <text:p>1228</text:p>
          </table:table-cell>
          <table:table-cell table:style-name="Default" table:formula="of:=[.E10]/[.E15]*100" office:value-type="float" office:value="697" calcext:value-type="float">
            <text:p>697</text:p>
          </table:table-cell>
          <table:table-cell table:style-name="Default" table:formula="of:=[.F10]/[.F15]*100" office:value-type="float" office:value="1086" calcext:value-type="float">
            <text:p>1086</text:p>
          </table:table-cell>
          <table:table-cell table:style-name="Default" table:formula="of:=[.G10]/[.G15]*100" office:value-type="float" office:value="529" calcext:value-type="float">
            <text:p>529</text:p>
          </table:table-cell>
          <table:table-cell table:style-name="Default" table:formula="of:=[.H10]/[.H15]*100" office:value-type="float" office:value="511" calcext:value-type="float">
            <text:p>511</text:p>
          </table:table-cell>
          <table:table-cell table:style-name="Default" table:formula="of:=[.I10]/[.I15]*100" office:value-type="float" office:value="448" calcext:value-type="float">
            <text:p>448</text:p>
          </table:table-cell>
          <table:table-cell table:style-name="Default" table:formula="of:=[.J10]/[.J15]*100" office:value-type="float" office:value="737" calcext:value-type="float">
            <text:p>737</text:p>
          </table:table-cell>
          <table:table-cell table:style-name="Default" table:formula="of:=[.K10]/[.K15]*100" office:value-type="float" office:value="946.999999999999" calcext:value-type="float">
            <text:p>946.999999999999</text:p>
          </table:table-cell>
          <table:table-cell table:style-name="Default" table:formula="of:=[.L10]/[.L15]*100" office:value-type="float" office:value="523" calcext:value-type="float">
            <text:p>523</text:p>
          </table:table-cell>
          <table:table-cell table:style-name="Default" table:formula="of:=[.M10]/[.M15]*100" office:value-type="float" office:value="429" calcext:value-type="float">
            <text:p>429</text:p>
          </table:table-cell>
          <table:table-cell table:style-name="Default" table:formula="of:=[.N10]/[.N15]*100" office:value-type="float" office:value="563" calcext:value-type="float">
            <text:p>563</text:p>
          </table:table-cell>
          <table:table-cell table:style-name="Default" table:formula="of:=[.O10]/[.O15]*100" office:value-type="float" office:value="475" calcext:value-type="float">
            <text:p>475</text:p>
          </table:table-cell>
          <table:table-cell table:style-name="Default" table:formula="of:=[.P10]/[.P15]*100" office:value-type="float" office:value="338" calcext:value-type="float">
            <text:p>338</text:p>
          </table:table-cell>
          <table:table-cell table:style-name="Default" table:formula="of:=[.Q10]/[.Q15]*100" office:value-type="float" office:value="797" calcext:value-type="float">
            <text:p>797</text:p>
          </table:table-cell>
          <table:table-cell table:style-name="Default" table:formula="of:=[.R10]/[.R15]*100" office:value-type="float" office:value="463" calcext:value-type="float">
            <text:p>463</text:p>
          </table:table-cell>
          <table:table-cell table:style-name="Default" table:formula="of:=[.S10]/[.S15]*100" office:value-type="float" office:value="691" calcext:value-type="float">
            <text:p>691</text:p>
          </table:table-cell>
          <table:table-cell table:style-name="Default" table:formula="of:=[.T10]/[.T15]*100" office:value-type="float" office:value="611" calcext:value-type="float">
            <text:p>611</text:p>
          </table:table-cell>
          <table:table-cell table:style-name="Default" table:formula="of:=[.U10]/[.U15]*100" office:value-type="float" office:value="454" calcext:value-type="float">
            <text:p>454</text:p>
          </table:table-cell>
          <table:table-cell table:style-name="Default" table:formula="of:=[.V10]/[.V15]*100" office:value-type="float" office:value="724" calcext:value-type="float">
            <text:p>724</text:p>
          </table:table-cell>
          <table:table-cell table:style-name="Default" table:formula="of:=[.W10]/[.W15]*100" office:value-type="float" office:value="1987" calcext:value-type="float">
            <text:p>1987</text:p>
          </table:table-cell>
          <table:table-cell table:style-name="Default" table:formula="of:=[.X10]/[.X15]*100" office:value-type="float" office:value="973.000000000001" calcext:value-type="float">
            <text:p>973.000000000001</text:p>
          </table:table-cell>
          <table:table-cell table:style-name="Default" table:formula="of:=[.Y10]/[.Y15]*100" office:value-type="float" office:value="2053" calcext:value-type="float">
            <text:p>2053</text:p>
          </table:table-cell>
          <table:table-cell table:style-name="Default" table:formula="of:=[.Z10]/[.Z15]*100" office:value-type="float" office:value="1128" calcext:value-type="float">
            <text:p>1128</text:p>
          </table:table-cell>
          <table:table-cell table:style-name="Default" table:formula="of:=[.AA10]/[.AA15]*100" office:value-type="float" office:value="1526" calcext:value-type="float">
            <text:p>1526</text:p>
          </table:table-cell>
          <table:table-cell table:style-name="Default" table:formula="of:=[.AB10]/[.AB15]*100" office:value-type="float" office:value="1166" calcext:value-type="float">
            <text:p>1166</text:p>
          </table:table-cell>
          <table:table-cell table:style-name="Default" table:formula="of:=[.AC10]/[.AC15]*100" office:value-type="float" office:value="1454" calcext:value-type="float">
            <text:p>1454</text:p>
          </table:table-cell>
          <table:table-cell table:style-name="Default" table:formula="of:=[.AD10]/[.AD15]*100" office:value-type="float" office:value="2482" calcext:value-type="float">
            <text:p>2482</text:p>
          </table:table-cell>
          <table:table-cell table:style-name="Default" table:formula="of:=[.AE10]/[.AE15]*100" office:value-type="float" office:value="1803" calcext:value-type="float">
            <text:p>1803</text:p>
          </table:table-cell>
          <table:table-cell table:style-name="Default" table:formula="of:=[.AF10]/[.AF15]*100" office:value-type="float" office:value="1076" calcext:value-type="float">
            <text:p>1076</text:p>
          </table:table-cell>
          <table:table-cell table:style-name="Default" table:formula="of:=[.AG10]/[.AG15]*100" office:value-type="float" office:value="892.999999999999" calcext:value-type="float">
            <text:p>892.999999999999</text:p>
          </table:table-cell>
          <table:table-cell table:style-name="Default" table:formula="of:=[.AH10]/[.AH15]*100" office:value-type="float" office:value="2578" calcext:value-type="float">
            <text:p>2578</text:p>
          </table:table-cell>
          <table:table-cell table:style-name="Default" table:formula="of:=[.AI10]/[.AI15]*100" office:value-type="float" office:value="1038" calcext:value-type="float">
            <text:p>1038</text:p>
          </table:table-cell>
          <table:table-cell table:style-name="Default" table:formula="of:=[.AJ10]/[.AJ15]*100" office:value-type="float" office:value="892" calcext:value-type="float">
            <text:p>892</text:p>
          </table:table-cell>
          <table:table-cell table:style-name="Default" table:formula="of:=[.AK10]/[.AK15]*100" office:value-type="float" office:value="1082" calcext:value-type="float">
            <text:p>1082</text:p>
          </table:table-cell>
          <table:table-cell table:style-name="Default" table:formula="of:=[.AL10]/[.AL15]*100" office:value-type="float" office:value="681" calcext:value-type="float">
            <text:p>681</text:p>
          </table:table-cell>
          <table:table-cell table:style-name="Default" table:formula="of:=[.AM10]/[.AM15]*100" office:value-type="float" office:value="1018" calcext:value-type="float">
            <text:p>1018</text:p>
          </table:table-cell>
          <table:table-cell table:style-name="Default" table:formula="of:=[.AN10]/[.AN15]*100" office:value-type="float" office:value="1114" calcext:value-type="float">
            <text:p>1114</text:p>
          </table:table-cell>
          <table:table-cell table:style-name="Default" table:formula="of:=[.AO10]/[.AO15]*100" office:value-type="float" office:value="754" calcext:value-type="float">
            <text:p>754</text:p>
          </table:table-cell>
          <table:table-cell table:style-name="Default" table:formula="of:=[.AP10]/[.AP15]*100" office:value-type="float" office:value="975.999999999999" calcext:value-type="float">
            <text:p>975.999999999999</text:p>
          </table:table-cell>
          <table:table-cell table:style-name="Default" table:formula="of:=[.AQ10]/[.AQ15]*100" office:value-type="float" office:value="1659" calcext:value-type="float">
            <text:p>1659</text:p>
          </table:table-cell>
          <table:table-cell table:style-name="Default" table:formula="of:=[.AR10]/[.AR15]*100" office:value-type="float" office:value="598" calcext:value-type="float">
            <text:p>598</text:p>
          </table:table-cell>
          <table:table-cell table:style-name="Default" table:formula="of:=[.AS10]/[.AS15]*100" office:value-type="float" office:value="2454" calcext:value-type="float">
            <text:p>2454</text:p>
          </table:table-cell>
          <table:table-cell table:style-name="Default" table:formula="of:=[.AT10]/[.AT15]*100" office:value-type="float" office:value="1166" calcext:value-type="float">
            <text:p>1166</text:p>
          </table:table-cell>
          <table:table-cell table:style-name="Default" table:formula="of:=[.AU10]/[.AU15]*100" office:value-type="float" office:value="700" calcext:value-type="float">
            <text:p>700</text:p>
          </table:table-cell>
          <table:table-cell table:style-name="Default" table:formula="of:=[.AV10]/[.AV15]*100" office:value-type="float" office:value="1673" calcext:value-type="float">
            <text:p>1673</text:p>
          </table:table-cell>
          <table:table-cell table:style-name="Default" table:formula="of:=[.AW10]/[.AW15]*100" office:value-type="float" office:value="1810" calcext:value-type="float">
            <text:p>1810</text:p>
          </table:table-cell>
          <table:table-cell table:style-name="Default" table:formula="of:=[.AX10]/[.AX15]*100" office:value-type="float" office:value="2133" calcext:value-type="float">
            <text:p>2133</text:p>
          </table:table-cell>
          <table:table-cell table:style-name="Default" table:formula="of:=[.AY10]/[.AY15]*100" office:value-type="float" office:value="1012" calcext:value-type="float">
            <text:p>1012</text:p>
          </table:table-cell>
          <table:table-cell table:style-name="Default" table:formula="of:=[.AZ10]/[.AZ15]*100" office:value-type="float" office:value="1109" calcext:value-type="float">
            <text:p>1109</text:p>
          </table:table-cell>
          <table:table-cell table:style-name="Default" table:formula="of:=[.BA10]/[.BA15]*100" office:value-type="float" office:value="811" calcext:value-type="float">
            <text:p>811</text:p>
          </table:table-cell>
          <table:table-cell table:style-name="Default" table:formula="of:=[.BB10]/[.BB15]*100" office:value-type="float" office:value="703" calcext:value-type="float">
            <text:p>703</text:p>
          </table:table-cell>
          <table:table-cell table:style-name="Default" table:formula="of:=[.BC10]/[.BC15]*100" office:value-type="float" office:value="359" calcext:value-type="float">
            <text:p>359</text:p>
          </table:table-cell>
          <table:table-cell table:style-name="Default" table:formula="of:=[.BD10]/[.BD15]*100" office:value-type="float" office:value="462" calcext:value-type="float">
            <text:p>462</text:p>
          </table:table-cell>
          <table:table-cell table:style-name="Default" table:formula="of:=[.BE10]/[.BE15]*100" office:value-type="float" office:value="431" calcext:value-type="float">
            <text:p>431</text:p>
          </table:table-cell>
          <table:table-cell table:style-name="Default" table:formula="of:=[.BF10]/[.BF15]*100" office:value-type="float" office:value="394" calcext:value-type="float">
            <text:p>394</text:p>
          </table:table-cell>
          <table:table-cell table:style-name="Default" table:formula="of:=[.BG10]/[.BG15]*100" office:value-type="float" office:value="952" calcext:value-type="float">
            <text:p>952</text:p>
          </table:table-cell>
          <table:table-cell table:style-name="Default" table:formula="of:=[.BH10]/[.BH15]*100" office:value-type="float" office:value="1208" calcext:value-type="float">
            <text:p>1208</text:p>
          </table:table-cell>
          <table:table-cell table:style-name="Default" table:formula="of:=[.BI10]/[.BI15]*100" office:value-type="float" office:value="808" calcext:value-type="float">
            <text:p>808</text:p>
          </table:table-cell>
          <table:table-cell table:style-name="Default" table:formula="of:=[.BJ10]/[.BJ15]*100" office:value-type="float" office:value="891" calcext:value-type="float">
            <text:p>891</text:p>
          </table:table-cell>
          <table:table-cell table:style-name="Default" table:formula="of:=[.BK10]/[.BK15]*100" office:value-type="float" office:value="683" calcext:value-type="float">
            <text:p>683</text:p>
          </table:table-cell>
          <table:table-cell table:style-name="Default" table:formula="of:=[.BL10]/[.BL15]*100" office:value-type="float" office:value="680" calcext:value-type="float">
            <text:p>680</text:p>
          </table:table-cell>
          <table:table-cell table:style-name="Default" table:formula="of:=[.BM10]/[.BM15]*100" office:value-type="float" office:value="553" calcext:value-type="float">
            <text:p>553</text:p>
          </table:table-cell>
          <table:table-cell table:style-name="Default" table:formula="of:=[.BN10]/[.BN15]*100" office:value-type="float" office:value="2531" calcext:value-type="float">
            <text:p>2531</text:p>
          </table:table-cell>
          <table:table-cell table:style-name="Default" table:formula="of:=[.BO10]/[.BO15]*100" office:value-type="float" office:value="4323" calcext:value-type="float">
            <text:p>4323</text:p>
          </table:table-cell>
          <table:table-cell table:style-name="Default" table:formula="of:=[.BP10]/[.BP15]*100" office:value-type="float" office:value="1133" calcext:value-type="float">
            <text:p>1133</text:p>
          </table:table-cell>
          <table:table-cell table:style-name="Default" table:formula="of:=[.BQ10]/[.BQ15]*100" office:value-type="float" office:value="3026" calcext:value-type="float">
            <text:p>3026</text:p>
          </table:table-cell>
          <table:table-cell table:style-name="Default" table:formula="of:=[.BR10]/[.BR15]*100" office:value-type="float" office:value="1236" calcext:value-type="float">
            <text:p>1236</text:p>
          </table:table-cell>
          <table:table-cell table:style-name="Default" table:formula="of:=[.BS10]/[.BS15]*100" office:value-type="float" office:value="2726" calcext:value-type="float">
            <text:p>2726</text:p>
          </table:table-cell>
          <table:table-cell table:style-name="Default" table:formula="of:=[.BT10]/[.BT15]*100" office:value-type="float" office:value="2228" calcext:value-type="float">
            <text:p>2228</text:p>
          </table:table-cell>
          <table:table-cell table:style-name="Default" table:formula="of:=[.BU10]/[.BU15]*100" office:value-type="float" office:value="866" calcext:value-type="float">
            <text:p>866</text:p>
          </table:table-cell>
          <table:table-cell table:style-name="Default" table:formula="of:=[.BV10]/[.BV15]*100" office:value-type="float" office:value="2108" calcext:value-type="float">
            <text:p>2108</text:p>
          </table:table-cell>
          <table:table-cell table:style-name="Default" table:formula="of:=[.BW10]/[.BW15]*100" office:value-type="float" office:value="1771" calcext:value-type="float">
            <text:p>1771</text:p>
          </table:table-cell>
          <table:table-cell table:style-name="Default" table:formula="of:=[.BX10]/[.BX15]*100" office:value-type="float" office:value="1737" calcext:value-type="float">
            <text:p>1737</text:p>
          </table:table-cell>
          <table:table-cell table:style-name="Default" table:formula="of:=[.BY10]/[.BY15]*100" office:value-type="float" office:value="1344" calcext:value-type="float">
            <text:p>1344</text:p>
          </table:table-cell>
          <table:table-cell table:style-name="Default" table:formula="of:=[.BZ10]/[.BZ15]*100" office:value-type="float" office:value="945" calcext:value-type="float">
            <text:p>945</text:p>
          </table:table-cell>
          <table:table-cell table:style-name="Default" table:formula="of:=[.CA10]/[.CA15]*100" office:value-type="float" office:value="975" calcext:value-type="float">
            <text:p>9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агонов метрополитена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амвайных вагонов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троллейбусных машин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электробусов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автобусов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исправных вагонов метрополитена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амвайных вагонов</text:p>
          </table:table-cell>
          <table:table-cell table:style-name="Default" table:number-columns-repeated="2"/>
          <table:table-cell table:style-name="Default" table:formula="of:=IF([.D2]=0; 0; [.D7]/[.D2]*100)" office:value-type="float" office:value="94.5945945945946" calcext:value-type="float">
            <text:p>94.5945945945946</text:p>
          </table:table-cell>
          <table:table-cell table:style-name="Default" table:formula="of:=IF([.E2]=0; 0; [.E7]/[.E2]*100)" office:value-type="float" office:value="75.6302521008403" calcext:value-type="float">
            <text:p>75.6302521008403</text:p>
          </table:table-cell>
          <table:table-cell table:style-name="Default" table:formula="of:=IF([.F2]=0; 0; [.F7]/[.F2]*100)" office:value-type="float" office:value="100" calcext:value-type="float">
            <text:p>100</text:p>
          </table:table-cell>
          <table:table-cell table:style-name="Default" table:formula="of:=IF([.G2]=0; 0; [.G7]/[.G2]*100)" office:value-type="float" office:value="78.4615384615385" calcext:value-type="float">
            <text:p>78.4615384615385</text:p>
          </table:table-cell>
          <table:table-cell table:style-name="Default" table:formula="of:=IF([.H2]=0; 0; [.H7]/[.H2]*100)" office:value-type="float" office:value="0" calcext:value-type="float">
            <text:p>0</text:p>
          </table:table-cell>
          <table:table-cell table:style-name="Default" table:formula="of:=IF([.I2]=0; 0; [.I7]/[.I2]*100)" office:value-type="float" office:value="0" calcext:value-type="float">
            <text:p>0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48.7804878048781" calcext:value-type="float">
            <text:p>48.7804878048781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75" calcext:value-type="float">
            <text:p>75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0" calcext:value-type="float">
            <text:p>0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65.6441717791411" calcext:value-type="float">
            <text:p>65.6441717791411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6.1184210526316" calcext:value-type="float">
            <text:p>66.1184210526316</text:p>
          </table:table-cell>
          <table:table-cell table:style-name="Default" table:formula="of:=IF([.Z2]=0; 0; [.Z7]/[.Z2]*100)" office:value-type="float" office:value="98.021978021978" calcext:value-type="float">
            <text:p>98.021978021978</text:p>
          </table:table-cell>
          <table:table-cell table:style-name="Default" table:formula="of:=IF([.AA2]=0; 0; [.AA7]/[.AA2]*100)" office:value-type="float" office:value="60.427807486631" calcext:value-type="float">
            <text:p>60.427807486631</text:p>
          </table:table-cell>
          <table:table-cell table:style-name="Default" table:formula="of:=IF([.AB2]=0; 0; [.AB7]/[.AB2]*100)" office:value-type="float" office:value="0" calcext:value-type="float">
            <text:p>0</text:p>
          </table:table-cell>
          <table:table-cell table:style-name="Default" table:formula="of:=IF([.AC2]=0; 0; [.AC7]/[.AC2]*100)" office:value-type="float" office:value="88.0165289256198" calcext:value-type="float">
            <text:p>88.0165289256198</text:p>
          </table:table-cell>
          <table:table-cell table:style-name="Default" table:formula="of:=IF([.AD2]=0; 0; [.AD7]/[.AD2]*100)" office:value-type="float" office:value="65.7004830917875" calcext:value-type="float">
            <text:p>65.7004830917875</text:p>
          </table:table-cell>
          <table:table-cell table:style-name="Default" table:formula="of:=IF([.AE2]=0; 0; [.AE7]/[.AE2]*100)" office:value-type="float" office:value="75" calcext:value-type="float">
            <text:p>75</text:p>
          </table:table-cell>
          <table:table-cell table:style-name="Default" table:formula="of:=IF([.AF2]=0; 0; [.AF7]/[.AF2]*100)" office:value-type="float" office:value="79.6296296296296" calcext:value-type="float">
            <text:p>79.6296296296296</text:p>
          </table:table-cell>
          <table:table-cell table:style-name="Default" table:formula="of:=IF([.AG2]=0; 0; [.AG7]/[.AG2]*100)" office:value-type="float" office:value="71.4285714285714" calcext:value-type="float">
            <text:p>71.4285714285714</text:p>
          </table:table-cell>
          <table:table-cell table:style-name="Default" table:formula="of:=IF([.AH2]=0; 0; [.AH7]/[.AH2]*100)" office:value-type="float" office:value="0" calcext:value-type="float">
            <text:p>0</text:p>
          </table:table-cell>
          <table:table-cell table:style-name="Default" table:formula="of:=IF([.AI2]=0; 0; [.AI7]/[.AI2]*100)" office:value-type="float" office:value="85.7142857142857" calcext:value-type="float">
            <text:p>85.7142857142857</text:p>
          </table:table-cell>
          <table:table-cell table:style-name="Default" table:formula="of:=IF([.AJ2]=0; 0; [.AJ7]/[.AJ2]*100)" office:value-type="float" office:value="79.0123456790123" calcext:value-type="float">
            <text:p>79.0123456790123</text:p>
          </table:table-cell>
          <table:table-cell table:style-name="Default" table:formula="of:=IF([.AK2]=0; 0; [.AK7]/[.AK2]*100)" office:value-type="float" office:value="89.5238095238095" calcext:value-type="float">
            <text:p>89.5238095238095</text:p>
          </table:table-cell>
          <table:table-cell table:style-name="Default" table:formula="of:=IF([.AL2]=0; 0; [.AL7]/[.AL2]*100)" office:value-type="float" office:value="0" calcext:value-type="float">
            <text:p>0</text:p>
          </table:table-cell>
          <table:table-cell table:style-name="Default" table:formula="of:=IF([.AM2]=0; 0; [.AM7]/[.AM2]*100)" office:value-type="float" office:value="0" calcext:value-type="float">
            <text:p>0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92.7272727272727" calcext:value-type="float">
            <text:p>92.7272727272727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5.4545454545455" calcext:value-type="float">
            <text:p>95.4545454545455</text:p>
          </table:table-cell>
          <table:table-cell table:style-name="Default" table:formula="of:=IF([.AS2]=0; 0; [.AS7]/[.AS2]*100)" office:value-type="float" office:value="73.4042553191489" calcext:value-type="float">
            <text:p>73.4042553191489</text:p>
          </table:table-cell>
          <table:table-cell table:style-name="Default" table:formula="of:=IF([.AT2]=0; 0; [.AT7]/[.AT2]*100)" office:value-type="float" office:value="51.6666666666667" calcext:value-type="float">
            <text:p>51.6666666666667</text:p>
          </table:table-cell>
          <table:table-cell table:style-name="Default" table:formula="of:=IF([.AU2]=0; 0; [.AU7]/[.AU2]*100)" office:value-type="float" office:value="0" calcext:value-type="float">
            <text:p>0</text:p>
          </table:table-cell>
          <table:table-cell table:style-name="Default" table:formula="of:=IF([.AV2]=0; 0; [.AV7]/[.AV2]*100)" office:value-type="float" office:value="0" calcext:value-type="float">
            <text:p>0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100" calcext:value-type="float">
            <text:p>100</text:p>
          </table:table-cell>
          <table:table-cell table:style-name="Default" table:formula="of:=IF([.AY2]=0; 0; [.AY7]/[.AY2]*100)" office:value-type="float" office:value="79.8994974874372" calcext:value-type="float">
            <text:p>79.8994974874372</text:p>
          </table:table-cell>
          <table:table-cell table:style-name="Default" table:formula="of:=IF([.AZ2]=0; 0; [.AZ7]/[.AZ2]*100)" office:value-type="float" office:value="0" calcext:value-type="float">
            <text:p>0</text:p>
          </table:table-cell>
          <table:table-cell table:style-name="Default" table:formula="of:=IF([.BA2]=0; 0; [.BA7]/[.BA2]*100)" office:value-type="float" office:value="0" calcext:value-type="float">
            <text:p>0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81.1594202898551" calcext:value-type="float">
            <text:p>81.1594202898551</text:p>
          </table:table-cell>
          <table:table-cell table:style-name="Default" table:formula="of:=IF([.BJ2]=0; 0; [.BJ7]/[.BJ2]*100)" office:value-type="float" office:value="82.5" calcext:value-type="float">
            <text:p>82.5</text:p>
          </table:table-cell>
          <table:table-cell table:style-name="Default" table:formula="of:=IF([.BK2]=0; 0; [.BK7]/[.BK2]*100)" office:value-type="float" office:value="0" calcext:value-type="float">
            <text:p>0</text:p>
          </table:table-cell>
          <table:table-cell table:style-name="Default" table:formula="of:=IF([.BL2]=0; 0; [.BL7]/[.BL2]*100)" office:value-type="float" office:value="0" calcext:value-type="float">
            <text:p>0</text:p>
          </table:table-cell>
          <table:table-cell table:style-name="Default" table:formula="of:=IF([.BM2]=0; 0; [.BM7]/[.BM2]*100)" office:value-type="float" office:value="69.2307692307692" calcext:value-type="float">
            <text:p>69.2307692307692</text:p>
          </table:table-cell>
          <table:table-cell table:style-name="Default" table:formula="of:=IF([.BN2]=0; 0; [.BN7]/[.BN2]*100)" office:value-type="float" office:value="76.0479041916168" calcext:value-type="float">
            <text:p>76.0479041916168</text:p>
          </table:table-cell>
          <table:table-cell table:style-name="Default" table:formula="of:=IF([.BO2]=0; 0; [.BO7]/[.BO2]*100)" office:value-type="float" office:value="88.4615384615385" calcext:value-type="float">
            <text:p>88.4615384615385</text:p>
          </table:table-cell>
          <table:table-cell table:style-name="Default" table:formula="of:=IF([.BP2]=0; 0; [.BP7]/[.BP2]*100)" office:value-type="float" office:value="43.5483870967742" calcext:value-type="float">
            <text:p>43.5483870967742</text:p>
          </table:table-cell>
          <table:table-cell table:style-name="Default" table:formula="of:=IF([.BQ2]=0; 0; [.BQ7]/[.BQ2]*100)" office:value-type="float" office:value="72.5190839694656" calcext:value-type="float">
            <text:p>72.5190839694656</text:p>
          </table:table-cell>
          <table:table-cell table:style-name="Default" table:formula="of:=IF([.BR2]=0; 0; [.BR7]/[.BR2]*100)" office:value-type="float" office:value="100" calcext:value-type="float">
            <text:p>100</text:p>
          </table:table-cell>
          <table:table-cell table:style-name="Default" table:formula="of:=IF([.BS2]=0; 0; [.BS7]/[.BS2]*100)" office:value-type="float" office:value="74.390243902439" calcext:value-type="float">
            <text:p>74.390243902439</text:p>
          </table:table-cell>
          <table:table-cell table:style-name="Default" table:formula="of:=IF([.BT2]=0; 0; [.BT7]/[.BT2]*100)" office:value-type="float" office:value="97.8658536585366" calcext:value-type="float">
            <text:p>97.8658536585366</text:p>
          </table:table-cell>
          <table:table-cell table:style-name="Default" table:formula="of:=IF([.BU2]=0; 0; [.BU7]/[.BU2]*100)" office:value-type="float" office:value="89.1891891891892" calcext:value-type="float">
            <text:p>89.1891891891892</text:p>
          </table:table-cell>
          <table:table-cell table:style-name="Default" table:formula="of:=IF([.BV2]=0; 0; [.BV7]/[.BV2]*100)" office:value-type="float" office:value="0" calcext:value-type="float">
            <text:p>0</text:p>
          </table:table-cell>
          <table:table-cell table:style-name="Default" table:formula="of:=IF([.BW2]=0; 0; [.BW7]/[.BW2]*100)" office:value-type="float" office:value="69.8795180722892" calcext:value-type="float">
            <text:p>69.8795180722892</text:p>
          </table:table-cell>
          <table:table-cell table:style-name="Default" table:formula="of:=IF([.BX2]=0; 0; [.BX7]/[.BX2]*100)" office:value-type="float" office:value="83.2151300236407" calcext:value-type="float">
            <text:p>83.2151300236407</text:p>
          </table:table-cell>
          <table:table-cell table:style-name="Default" table:formula="of:=IF([.BY2]=0; 0; [.BY7]/[.BY2]*100)" office:value-type="float" office:value="0" calcext:value-type="float">
            <text:p>0</text:p>
          </table:table-cell>
          <table:table-cell table:style-name="Default" table:formula="of:=IF([.BZ2]=0; 0; [.BZ7]/[.BZ2]*100)" office:value-type="float" office:value="0" calcext:value-type="float">
            <text:p>0</text:p>
          </table:table-cell>
          <table:table-cell table:style-name="Default" table:formula="of:=IF([.CA2]=0; 0; [.CA7]/[.CA2]*100)" office:value-type="float" office:value="96.4912280701754" calcext:value-type="float">
            <text:p>96.4912280701754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троллейбусных машин</text:p>
          </table:table-cell>
          <table:table-cell table:style-name="Default" table:number-columns-repeated="2"/>
          <table:table-cell table:style-name="Default" table:formula="of:=IF([.D3]=0; 0; [.D8]/[.D3]*100)" office:value-type="float" office:value="95.0276243093923" calcext:value-type="float">
            <text:p>95.0276243093923</text:p>
          </table:table-cell>
          <table:table-cell table:style-name="Default" table:formula="of:=IF([.E3]=0; 0; [.E8]/[.E3]*100)" office:value-type="float" office:value="95.4314720812183" calcext:value-type="float">
            <text:p>95.4314720812183</text:p>
          </table:table-cell>
          <table:table-cell table:style-name="Default" table:formula="of:=IF([.F3]=0; 0; [.F8]/[.F3]*100)" office:value-type="float" office:value="86.6071428571429" calcext:value-type="float">
            <text:p>86.6071428571429</text:p>
          </table:table-cell>
          <table:table-cell table:style-name="Default" table:formula="of:=IF([.G3]=0; 0; [.G8]/[.G3]*100)" office:value-type="float" office:value="58.3333333333333" calcext:value-type="float">
            <text:p>58.3333333333333</text:p>
          </table:table-cell>
          <table:table-cell table:style-name="Default" table:formula="of:=IF([.H3]=0; 0; [.H8]/[.H3]*100)" office:value-type="float" office:value="0" calcext:value-type="float">
            <text:p>0</text:p>
          </table:table-cell>
          <table:table-cell table:style-name="Default" table:formula="of:=IF([.I3]=0; 0; [.I8]/[.I3]*100)" office:value-type="float" office:value="70.5882352941177" calcext:value-type="float">
            <text:p>70.5882352941177</text:p>
          </table:table-cell>
          <table:table-cell table:style-name="Default" table:formula="of:=IF([.J3]=0; 0; [.J8]/[.J3]*100)" office:value-type="float" office:value="61.5384615384615" calcext:value-type="float">
            <text:p>61.5384615384615</text:p>
          </table:table-cell>
          <table:table-cell table:style-name="Default" table:formula="of:=IF([.K3]=0; 0; [.K8]/[.K3]*100)" office:value-type="float" office:value="70.1492537313433" calcext:value-type="float">
            <text:p>70.1492537313433</text:p>
          </table:table-cell>
          <table:table-cell table:style-name="Default" table:formula="of:=IF([.L3]=0; 0; [.L8]/[.L3]*100)" office:value-type="float" office:value="0" calcext:value-type="float">
            <text:p>0</text:p>
          </table:table-cell>
          <table:table-cell table:style-name="Default" table:formula="of:=IF([.M3]=0; 0; [.M8]/[.M3]*100)" office:value-type="float" office:value="0" calcext:value-type="float">
            <text:p>0</text:p>
          </table:table-cell>
          <table:table-cell table:style-name="Default" table:formula="of:=IF([.N3]=0; 0; [.N8]/[.N3]*100)" office:value-type="float" office:value="98.1481481481482" calcext:value-type="float">
            <text:p>98.1481481481482</text:p>
          </table:table-cell>
          <table:table-cell table:style-name="Default" table:formula="of:=IF([.O3]=0; 0; [.O8]/[.O3]*100)" office:value-type="float" office:value="80.6818181818182" calcext:value-type="float">
            <text:p>80.6818181818182</text:p>
          </table:table-cell>
          <table:table-cell table:style-name="Default" table:formula="of:=IF([.P3]=0; 0; [.P8]/[.P3]*100)" office:value-type="float" office:value="92.4528301886793" calcext:value-type="float">
            <text:p>92.4528301886793</text:p>
          </table:table-cell>
          <table:table-cell table:style-name="Default" table:formula="of:=IF([.Q3]=0; 0; [.Q8]/[.Q3]*100)" office:value-type="float" office:value="85.6164383561644" calcext:value-type="float">
            <text:p>85.6164383561644</text:p>
          </table:table-cell>
          <table:table-cell table:style-name="Default" table:formula="of:=IF([.R3]=0; 0; [.R8]/[.R3]*100)" office:value-type="float" office:value="0" calcext:value-type="float">
            <text:p>0</text:p>
          </table:table-cell>
          <table:table-cell table:style-name="Default" table:formula="of:=IF([.S3]=0; 0; [.S8]/[.S3]*100)" office:value-type="float" office:value="68.421052631579" calcext:value-type="float">
            <text:p>68.421052631579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98.2456140350877" calcext:value-type="float">
            <text:p>98.2456140350877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0" calcext:value-type="float">
            <text:p>0</text:p>
          </table:table-cell>
          <table:table-cell table:style-name="Default" table:formula="of:=IF([.X3]=0; 0; [.X8]/[.X3]*100)" office:value-type="float" office:value="83.0188679245283" calcext:value-type="float">
            <text:p>83.0188679245283</text:p>
          </table:table-cell>
          <table:table-cell table:style-name="Default" table:formula="of:=IF([.Y3]=0; 0; [.Y8]/[.Y3]*100)" office:value-type="float" office:value="72.8070175438597" calcext:value-type="float">
            <text:p>72.8070175438597</text:p>
          </table:table-cell>
          <table:table-cell table:style-name="Default" table:formula="of:=IF([.Z3]=0; 0; [.Z8]/[.Z3]*100)" office:value-type="float" office:value="95.3586497890295" calcext:value-type="float">
            <text:p>95.3586497890295</text:p>
          </table:table-cell>
          <table:table-cell table:style-name="Default" table:formula="of:=IF([.AA3]=0; 0; [.AA8]/[.AA3]*100)" office:value-type="float" office:value="72.5490196078431" calcext:value-type="float">
            <text:p>72.5490196078431</text:p>
          </table:table-cell>
          <table:table-cell table:style-name="Default" table:formula="of:=IF([.AB3]=0; 0; [.AB8]/[.AB3]*100)" office:value-type="float" office:value="88.6075949367089" calcext:value-type="float">
            <text:p>88.6075949367089</text:p>
          </table:table-cell>
          <table:table-cell table:style-name="Default" table:formula="of:=IF([.AC3]=0; 0; [.AC8]/[.AC3]*100)" office:value-type="float" office:value="95" calcext:value-type="float">
            <text:p>95</text:p>
          </table:table-cell>
          <table:table-cell table:style-name="Default" table:formula="of:=IF([.AD3]=0; 0; [.AD8]/[.AD3]*100)" office:value-type="float" office:value="93.1818181818182" calcext:value-type="float">
            <text:p>93.1818181818182</text:p>
          </table:table-cell>
          <table:table-cell table:style-name="Default" table:formula="of:=IF([.AE3]=0; 0; [.AE8]/[.AE3]*100)" office:value-type="float" office:value="91.025641025641" calcext:value-type="float">
            <text:p>91.025641025641</text:p>
          </table:table-cell>
          <table:table-cell table:style-name="Default" table:formula="of:=IF([.AF3]=0; 0; [.AF8]/[.AF3]*100)" office:value-type="float" office:value="83.3333333333333" calcext:value-type="float">
            <text:p>83.3333333333333</text:p>
          </table:table-cell>
          <table:table-cell table:style-name="Default" table:formula="of:=IF([.AG3]=0; 0; [.AG8]/[.AG3]*100)" office:value-type="float" office:value="93.3333333333333" calcext:value-type="float">
            <text:p>93.3333333333333</text:p>
          </table:table-cell>
          <table:table-cell table:style-name="Default" table:formula="of:=IF([.AH3]=0; 0; [.AH8]/[.AH3]*100)" office:value-type="float" office:value="93.1818181818182" calcext:value-type="float">
            <text:p>93.1818181818182</text:p>
          </table:table-cell>
          <table:table-cell table:style-name="Default" table:formula="of:=IF([.AI3]=0; 0; [.AI8]/[.AI3]*100)" office:value-type="float" office:value="91.1764705882353" calcext:value-type="float">
            <text:p>91.1764705882353</text:p>
          </table:table-cell>
          <table:table-cell table:style-name="Default" table:formula="of:=IF([.AJ3]=0; 0; [.AJ8]/[.AJ3]*100)" office:value-type="float" office:value="93" calcext:value-type="float">
            <text:p>93</text:p>
          </table:table-cell>
          <table:table-cell table:style-name="Default" table:formula="of:=IF([.AK3]=0; 0; [.AK8]/[.AK3]*100)" office:value-type="float" office:value="100" calcext:value-type="float">
            <text:p>100</text:p>
          </table:table-cell>
          <table:table-cell table:style-name="Default" table:formula="of:=IF([.AL3]=0; 0; [.AL8]/[.AL3]*100)" office:value-type="float" office:value="67.5257731958763" calcext:value-type="float">
            <text:p>67.5257731958763</text:p>
          </table:table-cell>
          <table:table-cell table:style-name="Default" table:formula="of:=IF([.AM3]=0; 0; [.AM8]/[.AM3]*100)" office:value-type="float" office:value="0" calcext:value-type="float">
            <text:p>0</text:p>
          </table:table-cell>
          <table:table-cell table:style-name="Default" table:formula="of:=IF([.AN3]=0; 0; [.AN8]/[.AN3]*100)" office:value-type="float" office:value="89.7058823529412" calcext:value-type="float">
            <text:p>89.7058823529412</text:p>
          </table:table-cell>
          <table:table-cell table:style-name="Default" table:formula="of:=IF([.AO3]=0; 0; [.AO8]/[.AO3]*100)" office:value-type="float" office:value="94.4444444444444" calcext:value-type="float">
            <text:p>94.4444444444444</text:p>
          </table:table-cell>
          <table:table-cell table:style-name="Default" table:formula="of:=IF([.AP3]=0; 0; [.AP8]/[.AP3]*100)" office:value-type="float" office:value="0" calcext:value-type="float">
            <text:p>0</text:p>
          </table:table-cell>
          <table:table-cell table:style-name="Default" table:formula="of:=IF([.AQ3]=0; 0; [.AQ8]/[.AQ3]*100)" office:value-type="float" office:value="99.3150684931507" calcext:value-type="float">
            <text:p>99.3150684931507</text:p>
          </table:table-cell>
          <table:table-cell table:style-name="Default" table:formula="of:=IF([.AR3]=0; 0; [.AR8]/[.AR3]*100)" office:value-type="float" office:value="93.3333333333333" calcext:value-type="float">
            <text:p>93.3333333333333</text:p>
          </table:table-cell>
          <table:table-cell table:style-name="Default" table:formula="of:=IF([.AS3]=0; 0; [.AS8]/[.AS3]*100)" office:value-type="float" office:value="99" calcext:value-type="float">
            <text:p>99</text:p>
          </table:table-cell>
          <table:table-cell table:style-name="Default" table:formula="of:=IF([.AT3]=0; 0; [.AT8]/[.AT3]*100)" office:value-type="float" office:value="80" calcext:value-type="float">
            <text:p>80</text:p>
          </table:table-cell>
          <table:table-cell table:style-name="Default" table:formula="of:=IF([.AU3]=0; 0; [.AU8]/[.AU3]*100)" office:value-type="float" office:value="76.3975155279503" calcext:value-type="float">
            <text:p>76.3975155279503</text:p>
          </table:table-cell>
          <table:table-cell table:style-name="Default" table:formula="of:=IF([.AV3]=0; 0; [.AV8]/[.AV3]*100)" office:value-type="float" office:value="0" calcext:value-type="float">
            <text:p>0</text:p>
          </table:table-cell>
          <table:table-cell table:style-name="Default" table:formula="of:=IF([.AW3]=0; 0; [.AW8]/[.AW3]*100)" office:value-type="float" office:value="98.4126984126984" calcext:value-type="float">
            <text:p>98.4126984126984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0" calcext:value-type="float">
            <text:p>0</text:p>
          </table:table-cell>
          <table:table-cell table:style-name="Default" table:formula="of:=IF([.AZ3]=0; 0; [.AZ8]/[.AZ3]*100)" office:value-type="float" office:value="97.9166666666667" calcext:value-type="float">
            <text:p>97.9166666666667</text:p>
          </table:table-cell>
          <table:table-cell table:style-name="Default" table:formula="of:=IF([.BA3]=0; 0; [.BA8]/[.BA3]*100)" office:value-type="float" office:value="74.4827586206897" calcext:value-type="float">
            <text:p>74.4827586206897</text:p>
          </table:table-cell>
          <table:table-cell table:style-name="Default" table:formula="of:=IF([.BB3]=0; 0; [.BB8]/[.BB3]*100)" office:value-type="float" office:value="71.6981132075472" calcext:value-type="float">
            <text:p>71.6981132075472</text:p>
          </table:table-cell>
          <table:table-cell table:style-name="Default" table:formula="of:=IF([.BC3]=0; 0; [.BC8]/[.BC3]*100)" office:value-type="float" office:value="0" calcext:value-type="float">
            <text:p>0</text:p>
          </table:table-cell>
          <table:table-cell table:style-name="Default" table:formula="of:=IF([.BD3]=0; 0; [.BD8]/[.BD3]*100)" office:value-type="float" office:value="90.6666666666667" calcext:value-type="float">
            <text:p>90.6666666666667</text:p>
          </table:table-cell>
          <table:table-cell table:style-name="Default" table:formula="of:=IF([.BE3]=0; 0; [.BE8]/[.BE3]*100)" office:value-type="float" office:value="98.9795918367347" calcext:value-type="float">
            <text:p>98.9795918367347</text:p>
          </table:table-cell>
          <table:table-cell table:style-name="Default" table:formula="of:=IF([.BF3]=0; 0; [.BF8]/[.BF3]*100)" office:value-type="float" office:value="0" calcext:value-type="float">
            <text:p>0</text:p>
          </table:table-cell>
          <table:table-cell table:style-name="Default" table:formula="of:=IF([.BG3]=0; 0; [.BG8]/[.BG3]*100)" office:value-type="float" office:value="72.1030042918455" calcext:value-type="float">
            <text:p>72.1030042918455</text:p>
          </table:table-cell>
          <table:table-cell table:style-name="Default" table:formula="of:=IF([.BH3]=0; 0; [.BH8]/[.BH3]*100)" office:value-type="float" office:value="73.7373737373737" calcext:value-type="float">
            <text:p>73.7373737373737</text:p>
          </table:table-cell>
          <table:table-cell table:style-name="Default" table:formula="of:=IF([.BI3]=0; 0; [.BI8]/[.BI3]*100)" office:value-type="float" office:value="93.4210526315789" calcext:value-type="float">
            <text:p>93.4210526315789</text:p>
          </table:table-cell>
          <table:table-cell table:style-name="Default" table:formula="of:=IF([.BJ3]=0; 0; [.BJ8]/[.BJ3]*100)" office:value-type="float" office:value="0" calcext:value-type="float">
            <text:p>0</text:p>
          </table:table-cell>
          <table:table-cell table:style-name="Default" table:formula="of:=IF([.BK3]=0; 0; [.BK8]/[.BK3]*100)" office:value-type="float" office:value="0" calcext:value-type="float">
            <text:p>0</text:p>
          </table:table-cell>
          <table:table-cell table:style-name="Default" table:formula="of:=IF([.BL3]=0; 0; [.BL8]/[.BL3]*100)" office:value-type="float" office:value="72.6315789473684" calcext:value-type="float">
            <text:p>72.6315789473684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84.5588235294118" calcext:value-type="float">
            <text:p>84.5588235294118</text:p>
          </table:table-cell>
          <table:table-cell table:style-name="Default" table:formula="of:=IF([.BO3]=0; 0; [.BO8]/[.BO3]*100)" office:value-type="float" office:value="91.4110429447853" calcext:value-type="float">
            <text:p>91.4110429447853</text:p>
          </table:table-cell>
          <table:table-cell table:style-name="Default" table:formula="of:=IF([.BP3]=0; 0; [.BP8]/[.BP3]*100)" office:value-type="float" office:value="40.4255319148936" calcext:value-type="float">
            <text:p>40.4255319148936</text:p>
          </table:table-cell>
          <table:table-cell table:style-name="Default" table:formula="of:=IF([.BQ3]=0; 0; [.BQ8]/[.BQ3]*100)" office:value-type="float" office:value="78.5276073619632" calcext:value-type="float">
            <text:p>78.5276073619632</text:p>
          </table:table-cell>
          <table:table-cell table:style-name="Default" table:formula="of:=IF([.BR3]=0; 0; [.BR8]/[.BR3]*100)" office:value-type="float" office:value="91.8181818181818" calcext:value-type="float">
            <text:p>91.8181818181818</text:p>
          </table:table-cell>
          <table:table-cell table:style-name="Default" table:formula="of:=IF([.BS3]=0; 0; [.BS8]/[.BS3]*100)" office:value-type="float" office:value="67.51269035533" calcext:value-type="float">
            <text:p>67.51269035533</text:p>
          </table:table-cell>
          <table:table-cell table:style-name="Default" table:formula="of:=IF([.BT3]=0; 0; [.BT8]/[.BT3]*100)" office:value-type="float" office:value="95.7219251336899" calcext:value-type="float">
            <text:p>95.7219251336899</text:p>
          </table:table-cell>
          <table:table-cell table:style-name="Default" table:formula="of:=IF([.BU3]=0; 0; [.BU8]/[.BU3]*100)" office:value-type="float" office:value="0" calcext:value-type="float">
            <text:p>0</text:p>
          </table:table-cell>
          <table:table-cell table:style-name="Default" table:formula="of:=IF([.BV3]=0; 0; [.BV8]/[.BV3]*100)" office:value-type="float" office:value="67.2131147540984" calcext:value-type="float">
            <text:p>67.2131147540984</text:p>
          </table:table-cell>
          <table:table-cell table:style-name="Default" table:formula="of:=IF([.BW3]=0; 0; [.BW8]/[.BW3]*100)" office:value-type="float" office:value="89.0995260663507" calcext:value-type="float">
            <text:p>89.0995260663507</text:p>
          </table:table-cell>
          <table:table-cell table:style-name="Default" table:formula="of:=IF([.BX3]=0; 0; [.BX8]/[.BX3]*100)" office:value-type="float" office:value="79.9145299145299" calcext:value-type="float">
            <text:p>79.9145299145299</text:p>
          </table:table-cell>
          <table:table-cell table:style-name="Default" table:formula="of:=IF([.BY3]=0; 0; [.BY8]/[.BY3]*100)" office:value-type="float" office:value="0" calcext:value-type="float">
            <text:p>0</text:p>
          </table:table-cell>
          <table:table-cell table:style-name="Default" table:formula="of:=IF([.BZ3]=0; 0; [.BZ8]/[.BZ3]*100)" office:value-type="float" office:value="0" calcext:value-type="float">
            <text:p>0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электробусов</text:p>
          </table:table-cell>
          <table:table-cell table:style-name="Default" table:number-columns-repeated="2"/>
          <table:table-cell table:style-name="Default" table:formula="of:=IF([.D4]=0; 0; [.D9]/[.D4]*100)" office:value-type="float" office:value="0" calcext:value-type="float">
            <text:p>0</text:p>
          </table:table-cell>
          <table:table-cell table:style-name="Default" table:formula="of:=IF([.E4]=0; 0; [.E9]/[.E4]*100)" office:value-type="float" office:value="0" calcext:value-type="float">
            <text:p>0</text:p>
          </table:table-cell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100" calcext:value-type="float">
            <text:p>10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0" calcext:value-type="float">
            <text:p>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100" calcext:value-type="float">
            <text:p>10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роцент исправных автобусов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  <table:table-cell table:number-columns-repeated="2"/>
        </table:table-row>
        <table:table-row table:style-name="ro2">
          <table:table-cell table:style-name="ce184" office:value-type="string" calcext:value-type="string">
            <text:p>Процент исправных вагонов метрополитена</text:p>
          </table:table-cell>
          <table:table-cell table:style-name="Default" table:number-columns-repeated="2"/>
          <table:table-cell table:style-name="Default" table:formula="of:=IF([.D6]=0; 0; [.D11]/[.D6]*100)" office:value-type="float" office:value="92.156862745098" calcext:value-type="float">
            <text:p>92.156862745098</text:p>
          </table:table-cell>
          <table:table-cell table:style-name="Default" table:formula="of:=IF([.E6]=0; 0; [.E11]/[.E6]*100)" office:value-type="float" office:value="0" calcext:value-type="float">
            <text:p>0</text:p>
          </table:table-cell>
          <table:table-cell table:style-name="Default" table:formula="of:=IF([.F6]=0; 0; [.F11]/[.F6]*100)" office:value-type="float" office:value="0" calcext:value-type="float">
            <text:p>0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87.1428571428571" calcext:value-type="float">
            <text:p>87.1428571428571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0" calcext:value-type="float">
            <text:p>0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100" calcext:value-type="float">
            <text:p>10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0" calcext:value-type="float">
            <text:p>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99.2307692307692" calcext:value-type="float">
            <text:p>99.2307692307692</text:p>
          </table:table-cell>
          <table:table-cell table:style-name="Default" table:formula="of:=IF([.BX6]=0; 0; [.BX11]/[.BX6]*100)" office:value-type="float" office:value="80" calcext:value-type="float">
            <text:p>80</text:p>
          </table:table-cell>
          <table:table-cell table:style-name="Default" table:formula="of:=IF([.BY6]=0; 0; [.BY11]/[.BY6]*100)" office:value-type="float" office:value="0" calcext:value-type="float">
            <text:p>0</text:p>
          </table:table-cell>
          <table:table-cell table:style-name="Default" table:formula="of:=IF([.BZ6]=0; 0; [.BZ11]/[.BZ6]*100)" office:value-type="float" office:value="0" calcext:value-type="float">
            <text:p>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автобусов по Реестру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особо большого класса по Реестру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большого класса по Реестру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среднего класса по Реестру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автобусов малого класса по Реестру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оллейбусов и электробусов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большого класса по Реестру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оллейбусов и электробусов особо большого класса по Реестру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всех трамваев по Реестру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большого класаа по Реестру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оличество трамваев особо большого класаа по Реестру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амвайных вагонов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троллейбусных машин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автобусов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ий возраст электробусов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Средний возраст вагонов метро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амвайных вагонов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троллейбусных машин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автобусов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Количество низкопольных электробусов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ГЭТ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85" office:value-type="string" calcext:value-type="string">
            <text:p>Обновленный подвижной состав автобусов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с низкопольными площадками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  <table:table-cell table:number-columns-repeated="2"/>
        </table:table-row>
        <table:table-row table:style-name="ro2">
          <table:table-cell table:style-name="ce186" office:value-type="string" calcext:value-type="string">
            <text:p>Доля ТС большой вместимости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электротранспорта в парке ТС НОТ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Доля рабочего ПС в парке ТС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Участие в программе обновления подвижного состава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 table:number-rows-repeated="7">
          <table:table-cell table:style-name="Default" table:number-columns-repeated="79"/>
          <table:table-cell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  <table:table-row table:style-name="ro2">
          <table:table-cell table:style-name="ce130" table:number-columns-repeated="3"/>
          <table:table-cell table:style-name="ce136"/>
          <table:table-cell table:style-name="ce140"/>
          <table:table-cell table:style-name="ce147" table:number-columns-repeated="74"/>
          <table:table-cell table:style-name="ce208" table:number-columns-repeated="2"/>
        </table:table-row>
      </table:table>
      <table:table table:name="МАРШРУТЫ" table:style-name="ta2">
        <office:forms form:automatic-focus="false" form:apply-design-mode="false"/>
        <table:table-column table:style-name="co10" table:default-cell-style-name="ce60"/>
        <table:table-column table:style-name="co11" table:default-cell-style-name="ce136"/>
        <table:table-column table:style-name="co9" table:default-cell-style-name="ce75"/>
        <table:table-column table:style-name="co9" table:number-columns-repeated="27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3" table:default-cell-style-name="ce84"/>
        <table:table-column table:style-name="co9" table:default-cell-style-name="ce81"/>
        <table:table-column table:style-name="co9" table:number-columns-repeated="26" table:default-cell-style-name="ce84"/>
        <table:table-column table:style-name="co9" table:default-cell-style-name="ce81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office:value-type="string" calcext:value-type="string">
            <text:p>Количество действующих трамвайных маршрутов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Количество действующих троллейбусных маршрутов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автобусных маршрутов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83" office:value-type="string" calcext:value-type="string">
            <text:p>Количество действующих маршрутов – всего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регулируемом тарифе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Количество маршрутов на нерегулируемом тарифе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table:style-name="ce209"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table:number-columns-repeated="2"/>
          <table:table-cell table:style-name="Default" table:formula="of:=[.D7]/([.D6]+[.D7])" office:value-type="float" office:value="0" calcext:value-type="float">
            <text:p>0</text:p>
          </table:table-cell>
          <table:table-cell table:style-name="Default" table:formula="of:=[.E7]/([.E6]+[.E7])" office:value-type="float" office:value="0.166666666666667" calcext:value-type="float">
            <text:p>0.166666666666667</text:p>
          </table:table-cell>
          <table:table-cell table:style-name="Default" table:formula="of:=[.F7]/([.F6]+[.F7])" office:value-type="float" office:value="0.306930693069307" calcext:value-type="float">
            <text:p>0.306930693069307</text:p>
          </table:table-cell>
          <table:table-cell table:style-name="Default" table:formula="of:=[.G7]/([.G6]+[.G7])" office:value-type="float" office:value="0.480769230769231" calcext:value-type="float">
            <text:p>0.480769230769231</text:p>
          </table:table-cell>
          <table:table-cell table:style-name="Default" table:formula="of:=[.H7]/([.H6]+[.H7])" office:value-type="float" office:value="1" calcext:value-type="float">
            <text:p>1</text:p>
          </table:table-cell>
          <table:table-cell table:style-name="Default" table:formula="of:=[.I7]/([.I6]+[.I7])" office:value-type="float" office:value="1" calcext:value-type="float">
            <text:p>1</text:p>
          </table:table-cell>
          <table:table-cell table:style-name="Default" table:formula="of:=[.J7]/([.J6]+[.J7])" office:value-type="float" office:value="0.15625" calcext:value-type="float">
            <text:p>0.15625</text:p>
          </table:table-cell>
          <table:table-cell table:style-name="Default" table:formula="of:=[.K7]/([.K6]+[.K7])" office:value-type="float" office:value="0.102564102564103" calcext:value-type="float">
            <text:p>0.102564102564103</text:p>
          </table:table-cell>
          <table:table-cell table:style-name="Default" table:formula="of:=[.L7]/([.L6]+[.L7])" office:value-type="float" office:value="1" calcext:value-type="float">
            <text:p>1</text:p>
          </table:table-cell>
          <table:table-cell table:style-name="Default" table:formula="of:=[.M7]/([.M6]+[.M7])" office:value-type="float" office:value="0.934782608695652" calcext:value-type="float">
            <text:p>0.934782608695652</text:p>
          </table:table-cell>
          <table:table-cell table:style-name="Default" table:formula="of:=[.N7]/([.N6]+[.N7])" office:value-type="float" office:value="0.387096774193548" calcext:value-type="float">
            <text:p>0.387096774193548</text:p>
          </table:table-cell>
          <table:table-cell table:style-name="Default" table:formula="of:=[.O7]/([.O6]+[.O7])" office:value-type="float" office:value="0.739130434782609" calcext:value-type="float">
            <text:p>0.739130434782609</text:p>
          </table:table-cell>
          <table:table-cell table:style-name="Default" table:formula="of:=[.P7]/([.P6]+[.P7])" office:value-type="float" office:value="0.0238095238095238" calcext:value-type="float">
            <text:p>0.0238095238095238</text:p>
          </table:table-cell>
          <table:table-cell table:style-name="Default" table:formula="of:=[.Q7]/([.Q6]+[.Q7])" office:value-type="float" office:value="1" calcext:value-type="float">
            <text:p>1</text:p>
          </table:table-cell>
          <table:table-cell table:style-name="Default" table:formula="of:=[.R7]/([.R6]+[.R7])" office:value-type="float" office:value="0" calcext:value-type="float">
            <text:p>0</text:p>
          </table:table-cell>
          <table:table-cell table:style-name="Default" table:formula="of:=[.S7]/([.S6]+[.S7])" office:value-type="float" office:value="0.8" calcext:value-type="float">
            <text:p>0.8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" calcext:value-type="float">
            <text:p>0</text:p>
          </table:table-cell>
          <table:table-cell table:style-name="Default" table:formula="of:=[.V7]/([.V6]+[.V7])" office:value-type="float" office:value="0.222222222222222" calcext:value-type="float">
            <text:p>0.222222222222222</text:p>
          </table:table-cell>
          <table:table-cell table:style-name="Default" table:formula="of:=[.W7]/([.W6]+[.W7])" office:value-type="float" office:value="0.0853658536585366" calcext:value-type="float">
            <text:p>0.0853658536585366</text:p>
          </table:table-cell>
          <table:table-cell table:style-name="Default" table:formula="of:=[.X7]/([.X6]+[.X7])" office:value-type="float" office:value="0.722222222222222" calcext:value-type="float">
            <text:p>0.722222222222222</text:p>
          </table:table-cell>
          <table:table-cell table:style-name="Default" table:formula="of:=[.Y7]/([.Y6]+[.Y7])" office:value-type="float" office:value="0.386363636363636" calcext:value-type="float">
            <text:p>0.386363636363636</text:p>
          </table:table-cell>
          <table:table-cell table:style-name="Default" table:formula="of:=[.Z7]/([.Z6]+[.Z7])" office:value-type="float" office:value="0.0172413793103448" calcext:value-type="float">
            <text:p>0.0172413793103448</text:p>
          </table:table-cell>
          <table:table-cell table:style-name="Default" table:formula="of:=[.AA7]/([.AA6]+[.AA7])" office:value-type="float" office:value="0" calcext:value-type="float">
            <text:p>0</text:p>
          </table:table-cell>
          <table:table-cell table:style-name="Default" table:formula="of:=[.AB7]/([.AB6]+[.AB7])" office:value-type="float" office:value="0.548780487804878" calcext:value-type="float">
            <text:p>0.548780487804878</text:p>
          </table:table-cell>
          <table:table-cell table:style-name="Default" table:formula="of:=[.AC7]/([.AC6]+[.AC7])" office:value-type="float" office:value="0.343283582089552" calcext:value-type="float">
            <text:p>0.343283582089552</text:p>
          </table:table-cell>
          <table:table-cell table:style-name="Default" table:formula="of:=[.AD7]/([.AD6]+[.AD7])" office:value-type="float" office:value="0.602564102564102" calcext:value-type="float">
            <text:p>0.602564102564102</text:p>
          </table:table-cell>
          <table:table-cell table:style-name="Default" table:formula="of:=[.AE7]/([.AE6]+[.AE7])" office:value-type="float" office:value="0.471910112359551" calcext:value-type="float">
            <text:p>0.471910112359551</text:p>
          </table:table-cell>
          <table:table-cell table:style-name="Default" table:formula="of:=[.AF7]/([.AF6]+[.AF7])" office:value-type="float" office:value="0.790322580645161" calcext:value-type="float">
            <text:p>0.790322580645161</text:p>
          </table:table-cell>
          <table:table-cell table:style-name="Default" table:formula="of:=[.AG7]/([.AG6]+[.AG7])" office:value-type="float" office:value="0" calcext:value-type="float">
            <text:p>0</text:p>
          </table:table-cell>
          <table:table-cell table:style-name="Default" table:formula="of:=[.AH7]/([.AH6]+[.AH7])" office:value-type="float" office:value="0.887323943661972" calcext:value-type="float">
            <text:p>0.887323943661972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" calcext:value-type="float">
            <text:p>0</text:p>
          </table:table-cell>
          <table:table-cell table:style-name="Default" table:formula="of:=[.AK7]/([.AK6]+[.AK7])" office:value-type="float" office:value="0.0192307692307692" calcext:value-type="float">
            <text:p>0.0192307692307692</text:p>
          </table:table-cell>
          <table:table-cell table:style-name="Default" table:formula="of:=[.AL7]/([.AL6]+[.AL7])" office:value-type="float" office:value="0.484375" calcext:value-type="float">
            <text:p>0.484375</text:p>
          </table:table-cell>
          <table:table-cell table:style-name="Default" table:formula="of:=[.AM7]/([.AM6]+[.AM7])" office:value-type="float" office:value="0.946666666666667" calcext:value-type="float">
            <text:p>0.946666666666667</text:p>
          </table:table-cell>
          <table:table-cell table:style-name="Default" table:formula="of:=[.AN7]/([.AN6]+[.AN7])" office:value-type="float" office:value="0.898305084745763" calcext:value-type="float">
            <text:p>0.898305084745763</text:p>
          </table:table-cell>
          <table:table-cell table:style-name="Default" table:formula="of:=[.AO7]/([.AO6]+[.AO7])" office:value-type="float" office:value="0" calcext:value-type="float">
            <text:p>0</text:p>
          </table:table-cell>
          <table:table-cell table:style-name="Default" table:formula="of:=[.AP7]/([.AP6]+[.AP7])" office:value-type="float" office:value="0" calcext:value-type="float">
            <text:p>0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.326315789473684" calcext:value-type="float">
            <text:p>0.326315789473684</text:p>
          </table:table-cell>
          <table:table-cell table:style-name="Default" table:formula="of:=[.AT7]/([.AT6]+[.AT7])" office:value-type="float" office:value="0.647619047619048" calcext:value-type="float">
            <text:p>0.647619047619048</text:p>
          </table:table-cell>
          <table:table-cell table:style-name="Default" table:formula="of:=[.AU7]/([.AU6]+[.AU7])" office:value-type="float" office:value="0.0099009900990099" calcext:value-type="float">
            <text:p>0.0099009900990099</text:p>
          </table:table-cell>
          <table:table-cell table:style-name="Default" table:formula="of:=[.AV7]/([.AV6]+[.AV7])" office:value-type="float" office:value="0.456140350877193" calcext:value-type="float">
            <text:p>0.456140350877193</text:p>
          </table:table-cell>
          <table:table-cell table:style-name="Default" table:formula="of:=[.AW7]/([.AW6]+[.AW7])" office:value-type="float" office:value="1" calcext:value-type="float">
            <text:p>1</text:p>
          </table:table-cell>
          <table:table-cell table:style-name="Default" table:formula="of:=[.AX7]/([.AX6]+[.AX7])" office:value-type="float" office:value="0.0434782608695652" calcext:value-type="float">
            <text:p>0.0434782608695652</text:p>
          </table:table-cell>
          <table:table-cell table:style-name="Default" table:formula="of:=[.AY7]/([.AY6]+[.AY7])" office:value-type="float" office:value="0.473684210526316" calcext:value-type="float">
            <text:p>0.473684210526316</text:p>
          </table:table-cell>
          <table:table-cell table:style-name="Default" table:formula="of:=[.AZ7]/([.AZ6]+[.AZ7])" office:value-type="float" office:value="0.351351351351351" calcext:value-type="float">
            <text:p>0.351351351351351</text:p>
          </table:table-cell>
          <table:table-cell table:style-name="Default" table:formula="of:=[.BA7]/([.BA6]+[.BA7])" office:value-type="float" office:value="0.760869565217391" calcext:value-type="float">
            <text:p>0.760869565217391</text:p>
          </table:table-cell>
          <table:table-cell table:style-name="Default" table:formula="of:=[.BB7]/([.BB6]+[.BB7])" office:value-type="float" office:value="0" calcext:value-type="float">
            <text:p>0</text:p>
          </table:table-cell>
          <table:table-cell table:style-name="Default" table:formula="of:=[.BC7]/([.BC6]+[.BC7])" office:value-type="float" office:value="0.727272727272727" calcext:value-type="float">
            <text:p>0.727272727272727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837209302325581" calcext:value-type="float">
            <text:p>0.837209302325581</text:p>
          </table:table-cell>
          <table:table-cell table:style-name="Default" table:formula="of:=[.BF7]/([.BF6]+[.BF7])" office:value-type="float" office:value="0.0606060606060606" calcext:value-type="float">
            <text:p>0.0606060606060606</text:p>
          </table:table-cell>
          <table:table-cell table:style-name="Default" table:formula="of:=[.BG7]/([.BG6]+[.BG7])" office:value-type="float" office:value="0" calcext:value-type="float">
            <text:p>0</text:p>
          </table:table-cell>
          <table:table-cell table:style-name="Default" table:formula="of:=[.BH7]/([.BH6]+[.BH7])" office:value-type="float" office:value="0" calcext:value-type="float">
            <text:p>0</text:p>
          </table:table-cell>
          <table:table-cell table:style-name="Default" table:formula="of:=[.BI7]/([.BI6]+[.BI7])" office:value-type="float" office:value="0.53030303030303" calcext:value-type="float">
            <text:p>0.53030303030303</text:p>
          </table:table-cell>
          <table:table-cell table:style-name="Default" table:formula="of:=[.BJ7]/([.BJ6]+[.BJ7])" office:value-type="float" office:value="0.447368421052632" calcext:value-type="float">
            <text:p>0.447368421052632</text:p>
          </table:table-cell>
          <table:table-cell table:style-name="Default" table:formula="of:=[.BK7]/([.BK6]+[.BK7])" office:value-type="float" office:value="0" calcext:value-type="float">
            <text:p>0</text:p>
          </table:table-cell>
          <table:table-cell table:style-name="Default" table:formula="of:=[.BL7]/([.BL6]+[.BL7])" office:value-type="float" office:value="0.48936170212766" calcext:value-type="float">
            <text:p>0.48936170212766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388489208633094" calcext:value-type="float">
            <text:p>0.388489208633094</text:p>
          </table:table-cell>
          <table:table-cell table:style-name="Default" table:formula="of:=[.BO7]/([.BO6]+[.BO7])" office:value-type="float" office:value="0.526315789473684" calcext:value-type="float">
            <text:p>0.526315789473684</text:p>
          </table:table-cell>
          <table:table-cell table:style-name="Default" table:formula="of:=[.BP7]/([.BP6]+[.BP7])" office:value-type="float" office:value="0" calcext:value-type="float">
            <text:p>0</text:p>
          </table:table-cell>
          <table:table-cell table:style-name="Default" table:formula="of:=[.BQ7]/([.BQ6]+[.BQ7])" office:value-type="float" office:value="0.516483516483517" calcext:value-type="float">
            <text:p>0.516483516483517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450704225352113" calcext:value-type="float">
            <text:p>0.450704225352113</text:p>
          </table:table-cell>
          <table:table-cell table:style-name="Default" table:formula="of:=[.BT7]/([.BT6]+[.BT7])" office:value-type="float" office:value="0.964285714285714" calcext:value-type="float">
            <text:p>0.964285714285714</text:p>
          </table:table-cell>
          <table:table-cell table:style-name="Default" table:formula="of:=[.BU7]/([.BU6]+[.BU7])" office:value-type="float" office:value="0" calcext:value-type="float">
            <text:p>0</text:p>
          </table:table-cell>
          <table:table-cell table:style-name="Default" table:formula="of:=[.BV7]/([.BV6]+[.BV7])" office:value-type="float" office:value="0" calcext:value-type="float">
            <text:p>0</text:p>
          </table:table-cell>
          <table:table-cell table:style-name="Default" table:formula="of:=[.BW7]/([.BW6]+[.BW7])" office:value-type="float" office:value="0.279661016949152" calcext:value-type="float">
            <text:p>0.279661016949152</text:p>
          </table:table-cell>
          <table:table-cell table:style-name="Default" table:formula="of:=[.BX7]/([.BX6]+[.BX7])" office:value-type="float" office:value="0.223214285714286" calcext:value-type="float">
            <text:p>0.223214285714286</text:p>
          </table:table-cell>
          <table:table-cell table:style-name="Default" table:formula="of:=[.BY7]/([.BY6]+[.BY7])" office:value-type="float" office:value="0" calcext:value-type="float">
            <text:p>0</text:p>
          </table:table-cell>
          <table:table-cell table:style-name="Default" table:formula="of:=[.BZ7]/([.BZ6]+[.BZ7])" office:value-type="float" office:value="0" calcext:value-type="float">
            <text:p>0</text:p>
          </table:table-cell>
          <table:table-cell table:style-name="Default" table:formula="of:=[.CA7]/([.CA6]+[.CA7])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трамвайного маршрута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7">
          <table:table-cell table:style-name="ce210" office:value-type="string" calcext:value-type="string">
            <text:p>Средняя длина троллейбусного маршрута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7">
          <table:table-cell table:style-name="ce210" office:value-type="string" calcext:value-type="string">
            <text:p>Средняя длина автобусного маршрута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7">
          <table:table-cell table:style-name="ce211" office:value-type="string" calcext:value-type="string">
            <text:p>Длина существующих трамвайных путей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table:style-name="ce81"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7">
          <table:table-cell table:style-name="ce210" office:value-type="string" calcext:value-type="string">
            <text:p>Длина действующих трамвайных путей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table:style-name="ce81"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office:value-type="float" office:value="0" calcext:value-type="float">
            <text:p>0.0</text:p>
          </table:table-cell>
          <table:table-cell table:number-columns-repeated="8"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7">
          <table:table-cell table:style-name="ce211" office:value-type="string" calcext:value-type="string">
            <text:p>Длина существующей троллейбусной КС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table:style-name="ce81"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table:style-name="ce81"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7">
          <table:table-cell table:style-name="ce210" office:value-type="string" calcext:value-type="string">
            <text:p>Длина действующей троллейбусной КС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table:style-name="ce81"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table:style-name="ce81"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83" office:value-type="string" calcext:value-type="string">
            <text:p>Суммарная длина выделенных полос нерельсового ОТ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table:style-name="ce81"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office:value-type="string" calcext:value-type="string">
            <text:p>Процент обособления трамвайных путей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table:style-name="ce81"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амвайной сети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185" office:value-type="string" calcext:value-type="string">
            <text:p>Коэффициент использования троллейбусной сети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table:style-name="ce209" office:value-type="string" calcext:value-type="string">
            <text:p>Количество сегментов, работающих в режиме средней загрузки</text:p>
          </table:table-cell>
          <table:table-cell table:number-columns-repeated="78" table:style-name="Default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повышенной загрузки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Среднее время ожидания любого маршрута на остановке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<text:span text:style-name="T1">Среднее время ожидания конкретного маршрута на остановке</text:span>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185" office:value-type="string" calcext:value-type="string">
            <text:p>Маршрутный коэффициент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table:style-name="ce209" office:value-type="string" calcext:value-type="string">
            <text:p>Коэффициент непрямолинейности маршрутов НОТ</text:p>
          </table:table-cell>
          <table:table-cell table:style-name="Default" table:number-columns-repeated="78"/>
        </table:table-row>
        <table:table-row table:style-name="ro2">
          <table:table-cell office:value-type="string" calcext:value-type="string">
            <text:p>Наличие официального/неофициального транспортного приложения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table:style-name="ce211" office:value-type="string" calcext:value-type="string">
            <text:p>Доступность информации о движении ОТ в режиме реального времени через Интернет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Наличие сайта с расписаниями движения транспорта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2">
          <table:table-cell table:style-name="ce211" office:value-type="string" calcext:value-type="string">
            <text:p>Наличие карт-схем маршрутной сети в сети Интернет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11" office:value-type="string" calcext:value-type="string">
            <text:p>Фирменный стиль общественного транспорта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79"/>
        </table:table-row>
      </table:table>
      <table:table table:name="ТАРИФНАЯ СИСТЕМА" table:style-name="ta2">
        <office:forms form:automatic-focus="false" form:apply-design-mode="false"/>
        <table:table-column table:style-name="co12" table:default-cell-style-name="ce260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5">
          <table:table-cell table:style-name="ce187" office:value-type="string" calcext:value-type="string">
            <text:p>Город</text:p>
          </table:table-cell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59" office:value-type="string" calcext:value-type="string">
            <text:p>Средняя заработная плата по региону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259" office:value-type="string" calcext:value-type="string">
            <text:p>Среднедушевые взвешенные доходы населения по региону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7">
          <table:table-cell office:value-type="string" calcext:value-type="string">
            <text:p>Стоимость(месячного) проездного билета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8">
          <table:table-cell table:style-name="ce261" office:value-type="string" calcext:value-type="string">
            <text:p>Отношение стоимости проездного билета к среднедушевым доходам населения</text:p>
          </table:table-cell>
          <table:table-cell table:style-name="ce280" office:value-type="float" office:value="1" calcext:value-type="float">
            <text:p>1.0</text:p>
          </table:table-cell>
          <table:table-cell table:style-name="ce282" office:value-type="float" office:value="1" calcext:value-type="float">
            <text:p>1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office:value-type="string" calcext:value-type="string">
            <text:p>Количество маршрутов, на которых доступен пересадочный билет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62" office:value-type="string" calcext:value-type="string">
            <text:p>Социально-ориентированный тариф</text:p>
          </table:table-cell>
          <table:table-cell table:style-name="ce136"/>
          <table:table-cell table:style-name="ce267"/>
          <table:table-cell table:style-name="ce268" office:value-type="float" office:value="29.6332262267802" calcext:value-type="float">
            <text:p>29.6</text:p>
          </table:table-cell>
          <table:table-cell table:style-name="ce268" office:value-type="float" office:value="23.9455884982094" calcext:value-type="float">
            <text:p>23.9</text:p>
          </table:table-cell>
          <table:table-cell table:style-name="ce268" office:value-type="float" office:value="24.6905936754359" calcext:value-type="float">
            <text:p>24.7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0.0540522757064" calcext:value-type="float">
            <text:p>20.1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4.1833685296744" calcext:value-type="float">
            <text:p>24.2</text:p>
          </table:table-cell>
          <table:table-cell table:style-name="ce268" office:value-type="float" office:value="22.774436504579" calcext:value-type="float">
            <text:p>22.8</text:p>
          </table:table-cell>
          <table:table-cell table:style-name="ce268" office:value-type="float" office:value="20.1436721669747" calcext:value-type="float">
            <text:p>20.1</text:p>
          </table:table-cell>
          <table:table-cell table:style-name="ce268" office:value-type="float" office:value="19.4853681062577" calcext:value-type="float">
            <text:p>19.5</text:p>
          </table:table-cell>
          <table:table-cell table:style-name="ce268" office:value-type="float" office:value="46.1904373979639" calcext:value-type="float">
            <text:p>46.2</text:p>
          </table:table-cell>
          <table:table-cell table:style-name="ce268" office:value-type="float" office:value="32.9791462026545" calcext:value-type="float">
            <text:p>33.0</text:p>
          </table:table-cell>
          <table:table-cell table:style-name="ce268" office:value-type="float" office:value="21.2694865680603" calcext:value-type="float">
            <text:p>21.3</text:p>
          </table:table-cell>
          <table:table-cell table:style-name="ce268" office:value-type="float" office:value="17.9093230798323" calcext:value-type="float">
            <text:p>17.9</text:p>
          </table:table-cell>
          <table:table-cell table:style-name="ce268" office:value-type="float" office:value="33.3795077169063" calcext:value-type="float">
            <text:p>33.4</text:p>
          </table:table-cell>
          <table:table-cell table:style-name="ce268" office:value-type="float" office:value="19.9299917168335" calcext:value-type="float">
            <text:p>19.9</text:p>
          </table:table-cell>
          <table:table-cell table:style-name="ce268" office:value-type="float" office:value="31.899449826011" calcext:value-type="float">
            <text:p>31.9</text:p>
          </table:table-cell>
          <table:table-cell table:style-name="ce268" office:value-type="float" office:value="23.8785022699371" calcext:value-type="float">
            <text:p>23.9</text:p>
          </table:table-cell>
          <table:table-cell table:style-name="ce268" office:value-type="float" office:value="22.7228125590972" calcext:value-type="float">
            <text:p>22.7</text:p>
          </table:table-cell>
          <table:table-cell table:style-name="ce268" office:value-type="float" office:value="25.7256724846725" calcext:value-type="float">
            <text:p>25.7</text:p>
          </table:table-cell>
          <table:table-cell table:style-name="ce268" office:value-type="float" office:value="21.8866430966949" calcext:value-type="float">
            <text:p>21.9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0.5402475142595" calcext:value-type="float">
            <text:p>20.5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1.8119850445379" calcext:value-type="float">
            <text:p>21.8</text:p>
          </table:table-cell>
          <table:table-cell table:style-name="ce268" office:value-type="float" office:value="21.5538971967557" calcext:value-type="float">
            <text:p>21.6</text:p>
          </table:table-cell>
          <table:table-cell table:style-name="ce268" office:value-type="float" office:value="26.5474333906615" calcext:value-type="float">
            <text:p>26.5</text:p>
          </table:table-cell>
          <table:table-cell table:style-name="ce268" office:value-type="float" office:value="35.3195847314952" calcext:value-type="float">
            <text:p>35.3</text:p>
          </table:table-cell>
          <table:table-cell table:style-name="ce268" office:value-type="float" office:value="30.5536738349139" calcext:value-type="float">
            <text:p>30.6</text:p>
          </table:table-cell>
          <table:table-cell table:style-name="ce268" office:value-type="float" office:value="23.0965982325594" calcext:value-type="float">
            <text:p>23.1</text:p>
          </table:table-cell>
          <table:table-cell table:style-name="ce268" office:value-type="float" office:value="25.3530825716369" calcext:value-type="float">
            <text:p>25.4</text:p>
          </table:table-cell>
          <table:table-cell table:number-columns-repeated="2" table:style-name="ce268" office:value-type="float" office:value="24.3728564874159" calcext:value-type="float">
            <text:p>24.4</text:p>
          </table:table-cell>
          <table:table-cell table:style-name="ce268" office:value-type="float" office:value="24.1866917351053" calcext:value-type="float">
            <text:p>24.2</text:p>
          </table:table-cell>
          <table:table-cell table:style-name="ce268" office:value-type="float" office:value="20.3792216231171" calcext:value-type="float">
            <text:p>20.4</text:p>
          </table:table-cell>
          <table:table-cell table:style-name="ce268" office:value-type="float" office:value="21.4453378240558" calcext:value-type="float">
            <text:p>21.4</text:p>
          </table:table-cell>
          <table:table-cell table:style-name="ce268" office:value-type="float" office:value="21.2851409298634" calcext:value-type="float">
            <text:p>21.3</text:p>
          </table:table-cell>
          <table:table-cell table:style-name="ce268" office:value-type="float" office:value="26.6659796353427" calcext:value-type="float">
            <text:p>26.7</text:p>
          </table:table-cell>
          <table:table-cell table:style-name="ce268" office:value-type="float" office:value="18.8865956297737" calcext:value-type="float">
            <text:p>18.9</text:p>
          </table:table-cell>
          <table:table-cell table:style-name="ce268" office:value-type="float" office:value="27.7364472171605" calcext:value-type="float">
            <text:p>27.7</text:p>
          </table:table-cell>
          <table:table-cell table:style-name="ce268" office:value-type="float" office:value="27.1437149863829" calcext:value-type="float">
            <text:p>27.1</text:p>
          </table:table-cell>
          <table:table-cell table:style-name="ce268" office:value-type="float" office:value="27.144370218645" calcext:value-type="float">
            <text:p>27.1</text:p>
          </table:table-cell>
          <table:table-cell table:style-name="ce268" office:value-type="float" office:value="28.6269487934514" calcext:value-type="float">
            <text:p>28.6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21.9550585154727" calcext:value-type="float">
            <text:p>22.0</text:p>
          </table:table-cell>
          <table:table-cell table:style-name="ce268" office:value-type="float" office:value="25.3282124730276" calcext:value-type="float">
            <text:p>25.3</text:p>
          </table:table-cell>
          <table:table-cell table:style-name="ce268" office:value-type="float" office:value="22.8287432895075" calcext:value-type="float">
            <text:p>22.8</text:p>
          </table:table-cell>
          <table:table-cell table:style-name="ce268" office:value-type="float" office:value="25.0822065826173" calcext:value-type="float">
            <text:p>25.1</text:p>
          </table:table-cell>
          <table:table-cell table:style-name="ce268" office:value-type="float" office:value="21.589631130527" calcext:value-type="float">
            <text:p>21.6</text:p>
          </table:table-cell>
          <table:table-cell table:style-name="ce268" office:value-type="float" office:value="31.1818213908443" calcext:value-type="float">
            <text:p>31.2</text:p>
          </table:table-cell>
          <table:table-cell table:style-name="ce268" office:value-type="float" office:value="50.2575235517248" calcext:value-type="float">
            <text:p>50.3</text:p>
          </table:table-cell>
          <table:table-cell table:style-name="ce268" office:value-type="float" office:value="22.4699795771137" calcext:value-type="float">
            <text:p>22.5</text:p>
          </table:table-cell>
          <table:table-cell table:style-name="ce268" office:value-type="float" office:value="25.2976365105804" calcext:value-type="float">
            <text:p>25.3</text:p>
          </table:table-cell>
          <table:table-cell table:style-name="ce268" office:value-type="float" office:value="33.2249252818315" calcext:value-type="float">
            <text:p>33.2</text:p>
          </table:table-cell>
          <table:table-cell table:style-name="ce268" office:value-type="float" office:value="21.1695430900526" calcext:value-type="float">
            <text:p>21.2</text:p>
          </table:table-cell>
          <table:table-cell table:style-name="ce268" office:value-type="float" office:value="29.5592608925643" calcext:value-type="float">
            <text:p>29.6</text:p>
          </table:table-cell>
          <table:table-cell table:style-name="ce268" office:value-type="float" office:value="22.3771778885723" calcext:value-type="float">
            <text:p>22.4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42.3314011226119" calcext:value-type="float">
            <text:p>42.3</text:p>
          </table:table-cell>
          <table:table-cell table:style-name="ce268" office:value-type="float" office:value="19.0273994732276" calcext:value-type="float">
            <text:p>19.0</text:p>
          </table:table-cell>
          <table:table-cell table:style-name="ce268" office:value-type="float" office:value="26.4352946712364" calcext:value-type="float">
            <text:p>26.4</text:p>
          </table:table-cell>
          <table:table-cell table:style-name="ce268" office:value-type="float" office:value="28.2435755101971" calcext:value-type="float">
            <text:p>28.2</text:p>
          </table:table-cell>
          <table:table-cell table:style-name="ce268" office:value-type="float" office:value="22.5477779560594" calcext:value-type="float">
            <text:p>22.5</text:p>
          </table:table-cell>
          <table:table-cell table:style-name="ce268" office:value-type="float" office:value="27.4312620816478" calcext:value-type="float">
            <text:p>27.4</text:p>
          </table:table-cell>
          <table:table-cell table:style-name="ce268" office:value-type="float" office:value="27.8269482166443" calcext:value-type="float">
            <text:p>27.8</text:p>
          </table:table-cell>
          <table:table-cell table:style-name="ce268" office:value-type="float" office:value="27.8780258584962" calcext:value-type="float">
            <text:p>27.9</text:p>
          </table:table-cell>
          <table:table-cell table:style-name="ce268" office:value-type="float" office:value="22.1643469148153" calcext:value-type="float">
            <text:p>22.2</text:p>
          </table:table-cell>
          <table:table-cell table:style-name="ce268" office:value-type="float" office:value="35.3286710007701" calcext:value-type="float">
            <text:p>35.3</text:p>
          </table:table-cell>
          <table:table-cell table:style-name="ce268" office:value-type="float" office:value="32.8713994525646" calcext:value-type="float">
            <text:p>32.9</text:p>
          </table:table-cell>
          <table:table-cell table:style-name="ce268" office:value-type="float" office:value="27.6453958272781" calcext:value-type="float">
            <text:p>27.6</text:p>
          </table:table-cell>
          <table:table-cell table:style-name="ce268" office:value-type="float" office:value="27.4029697110043" calcext:value-type="float">
            <text:p>27.4</text:p>
          </table:table-cell>
          <table:table-cell table:style-name="ce268" office:value-type="float" office:value="25.5964435401959" calcext:value-type="float">
            <text:p>25.6</text:p>
          </table:table-cell>
          <table:table-cell table:style-name="ce268" office:value-type="float" office:value="27.8793616431344" calcext:value-type="float">
            <text:p>27.9</text:p>
          </table:table-cell>
          <table:table-cell table:style-name="ce268" office:value-type="float" office:value="22.1273930284224" calcext:value-type="float">
            <text:p>22.1</text:p>
          </table:table-cell>
          <table:table-cell table:style-name="ce268" office:value-type="float" office:value="29.6332262267802" calcext:value-type="float">
            <text:p>29.6</text:p>
          </table:table-cell>
        </table:table-row>
        <table:table-row table:style-name="ro2">
          <table:table-cell table:style-name="ce262" office:value-type="string" calcext:value-type="string">
            <text:p>Стоимость разового билета на проезд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263" office:value-type="string" calcext:value-type="string">
            <text:p>Стоимость проезда с учетом максимальной скидки</text:p>
          </table:table-cell>
          <table:table-cell table:style-name="Default" table:number-columns-repeated="78"/>
        </table:table-row>
        <table:table-row table:style-name="ro2">
          <table:table-cell table:style-name="ce259" office:value-type="string" calcext:value-type="string">
            <text:p>Стоимость пересадочного тарифа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62" office:value-type="string" calcext:value-type="string">
            <text:p>Наличие универсальной транспортной карты</text:p>
          </table:table-cell>
          <table:table-cell table:style-name="ce281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Возможность дистанционного пополнения баланса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8">
          <table:table-cell office:value-type="string" calcext:value-type="string">
            <text:p>Возможность оплаты проезда внутри ТС с помощью мобильных устройств или банковских карт</text:p>
          </table:table-cell>
          <table:table-cell table:style-name="ce76" office:value-type="float" office:value="1" calcext:value-type="float">
            <text:p>1.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Наличие пересадочного тарифа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тарифа на сутки и более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Наличие проездных билетов на длительный срок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currency-style style:name="N16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currency-style style:name="N174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4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4P2" style:volatile="true">
      <number:text> </number:text>
      <number:currency-symbol/>
      <number:fill-character> </number:fill-character>
      <number:text>- </number:text>
    </number:currency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6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6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6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2">00/00/0000</text:date>, <text:time style:data-style-name="N2" text:time-value="00:17:08.0406060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4-02T01:08:58.911486679</dc:date>
    <meta:editing-duration>PT20H8M41S</meta:editing-duration>
    <meta:editing-cycles>89</meta:editing-cycles>
    <meta:document-statistic meta:table-count="5" meta:cell-count="9800" meta:object-count="0"/>
  </office:meta>
</office:document-meta>
</file>